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1.0327in"/>
    </style:style>
    <style:style style:name="co12" style:family="table-column">
      <style:table-column-properties fo:break-before="auto" style:column-width="2.4693in"/>
    </style:style>
    <style:style style:name="co13" style:family="table-column">
      <style:table-column-properties fo:break-before="auto" style:column-width="3.198in"/>
    </style:style>
    <style:style style:name="co14" style:family="table-column">
      <style:table-column-properties fo:break-before="auto" style:column-width="0.7965in"/>
    </style:style>
    <style:style style:name="co15" style:family="table-column">
      <style:table-column-properties fo:break-before="auto" style:column-width="1.8689in"/>
    </style:style>
    <style:style style:name="co16" style:family="table-column">
      <style:table-column-properties fo:break-before="auto" style:column-width="0.8398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1.772in"/>
    </style:style>
    <style:style style:name="co19" style:family="table-column">
      <style:table-column-properties fo:break-before="auto" style:column-width="1.0429in"/>
    </style:style>
    <style:style style:name="co20" style:family="table-column">
      <style:table-column-properties fo:break-before="auto" style:column-width="1.0646in"/>
    </style:style>
    <style:style style:name="co21" style:family="table-column">
      <style:table-column-properties fo:break-before="auto" style:column-width="0.6898in"/>
    </style:style>
    <style:style style:name="co22" style:family="table-column">
      <style:table-column-properties fo:break-before="auto" style:column-width="3.1445in"/>
    </style:style>
    <style:style style:name="co23" style:family="table-column">
      <style:table-column-properties fo:break-before="auto" style:column-width="0.6783in"/>
    </style:style>
    <style:style style:name="co24" style:family="table-column">
      <style:table-column-properties fo:break-before="auto" style:column-width="1.3862in"/>
    </style:style>
    <style:style style:name="co25" style:family="table-column">
      <style:table-column-properties fo:break-before="auto" style:column-width="0.7319in"/>
    </style:style>
    <style:style style:name="co26" style:family="table-column">
      <style:table-column-properties fo:break-before="auto" style:column-width="1.2362in"/>
    </style:style>
    <style:style style:name="co27" style:family="table-column">
      <style:table-column-properties fo:break-before="auto" style:column-width="1.9008in"/>
    </style:style>
    <style:style style:name="co28" style:family="table-column">
      <style:table-column-properties fo:break-before="auto" style:column-width="2.2118in"/>
    </style:style>
    <style:style style:name="co29" style:family="table-column">
      <style:table-column-properties fo:break-before="auto" style:column-width="1.7189in"/>
    </style:style>
    <style:style style:name="co30" style:family="table-column">
      <style:table-column-properties fo:break-before="auto" style:column-width="1.622in"/>
    </style:style>
    <style:style style:name="co31" style:family="table-column">
      <style:table-column-properties fo:break-before="auto" style:column-width="1.8043in"/>
    </style:style>
    <style:style style:name="co32" style:family="table-column">
      <style:table-column-properties fo:break-before="auto" style:column-width="2.9091in"/>
    </style:style>
    <style:style style:name="co33" style:family="table-column">
      <style:table-column-properties fo:break-before="auto" style:column-width="1.2575in"/>
    </style:style>
    <style:style style:name="co34" style:family="table-column">
      <style:table-column-properties fo:break-before="auto" style:column-width="0.2925in"/>
    </style:style>
    <style:style style:name="co35" style:family="table-column">
      <style:table-column-properties fo:break-before="auto" style:column-width="1.2256in"/>
    </style:style>
    <style:style style:name="co36" style:family="table-column">
      <style:table-column-properties fo:break-before="auto" style:column-width="0.3673in"/>
    </style:style>
    <style:style style:name="co37" style:family="table-column">
      <style:table-column-properties fo:break-before="auto" style:column-width="1.3008in"/>
    </style:style>
    <style:style style:name="co38" style:family="table-column">
      <style:table-column-properties fo:break-before="auto" style:column-width="0.9465in"/>
    </style:style>
    <style:style style:name="co3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ce1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default-cell-style-name="ce1"/>
        <table:table-column table:style-name="co3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5" table:default-cell-style-name="Default"/>
        <table:table-column table:style-name="co4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4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5" table:default-cell-style-name="Default"/>
        <table:table-column table:style-name="co4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4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5" table:default-cell-style-name="Default"/>
        <table:table-column table:style-name="co4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5" table:default-cell-style-name="Default"/>
        <table:table-column table:style-name="co4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7" table:default-cell-style-name="ce1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precinct_desc</text:p>
          </table:table-cell>
          <table:table-cell office:value-type="string">
            <text:p>party_cd</text:p>
          </table:table-cell>
          <table:table-cell office:value-type="string">
            <text:p>race_code</text:p>
          </table:table-cell>
          <table:table-cell office:value-type="string">
            <text:p>ethnic_code</text:p>
          </table:table-cell>
          <table:table-cell office:value-type="string">
            <text:p>sex_code</text:p>
          </table:table-cell>
          <table:table-cell office:value-type="string">
            <text:p>age</text:p>
          </table:table-cell>
          <table:table-cell office:value-type="string">
            <text:p>pct_portion</text:p>
          </table:table-cell>
          <table:table-cell office:value-type="string">
            <text:p>first_name</text:p>
          </table:table-cell>
          <table:table-cell office:value-type="string">
            <text:p>midl_name</text:p>
          </table:table-cell>
          <table:table-cell office:value-type="string">
            <text:p>last_name</text:p>
          </table:table-cell>
          <table:table-cell office:value-type="string">
            <text:p>name_sufx_cd</text:p>
          </table:table-cell>
          <table:table-cell office:value-type="string">
            <text:p>full_name_mail</text:p>
          </table:table-cell>
          <table:table-cell office:value-type="string">
            <text:p>mail_addr1</text:p>
          </table:table-cell>
          <table:table-cell office:value-type="string">
            <text:p>mail_addr2</text:p>
          </table:table-cell>
          <table:table-cell office:value-type="string">
            <text:p>mail_addr3</text:p>
          </table:table-cell>
          <table:table-cell office:value-type="string">
            <text:p>mail_addr4</text:p>
          </table:table-cell>
          <table:table-cell office:value-type="string">
            <text:p>mail_city_state_zip</text:p>
          </table:table-cell>
          <table:table-cell office:value-type="string">
            <text:p>house_num</text:p>
          </table:table-cell>
          <table:table-cell office:value-type="string">
            <text:p>half_code</text:p>
          </table:table-cell>
          <table:table-cell office:value-type="string">
            <text:p>street_dir</text:p>
          </table:table-cell>
          <table:table-cell office:value-type="string">
            <text:p>street_name</text:p>
          </table:table-cell>
          <table:table-cell office:value-type="string">
            <text:p>street_type_cd</text:p>
          </table:table-cell>
          <table:table-cell office:value-type="string">
            <text:p>street_sufx_cd</text:p>
          </table:table-cell>
          <table:table-cell office:value-type="string">
            <text:p>unit_designator</text:p>
          </table:table-cell>
          <table:table-cell office:value-type="string">
            <text:p>unit_num</text:p>
          </table:table-cell>
          <table:table-cell office:value-type="string">
            <text:p>res_city_desc</text:p>
          </table:table-cell>
          <table:table-cell office:value-type="string">
            <text:p>state_cd</text:p>
          </table:table-cell>
          <table:table-cell office:value-type="string">
            <text:p>zip_code</text:p>
          </table:table-cell>
          <table:table-cell table:style-name="Default" office:value-type="string">
            <text:p>registr_dt</text:p>
          </table:table-cell>
          <table:table-cell office:value-type="string">
            <text:p>voter_reg_num</text:p>
          </table:table-cell>
          <table:table-cell office:value-type="string">
            <text:p>status_cd</text:p>
          </table:table-cell>
          <table:table-cell office:value-type="string">
            <text:p>municipality_desc</text:p>
          </table:table-cell>
          <table:table-cell office:value-type="string">
            <text:p>ward_desc</text:p>
          </table:table-cell>
          <table:table-cell office:value-type="string">
            <text:p>cong_dist_desc</text:p>
          </table:table-cell>
          <table:table-cell office:value-type="string">
            <text:p>super_court_desc</text:p>
          </table:table-cell>
          <table:table-cell office:value-type="string">
            <text:p>judic_dist_desc</text:p>
          </table:table-cell>
          <table:table-cell office:value-type="string">
            <text:p>nc_senate_desc</text:p>
          </table:table-cell>
          <table:table-cell office:value-type="string">
            <text:p>nc_house_desc</text:p>
          </table:table-cell>
          <table:table-cell office:value-type="string">
            <text:p>county_commiss_desc</text:p>
          </table:table-cell>
          <table:table-cell office:value-type="string">
            <text:p>school_dist_desc</text:p>
          </table:table-cell>
          <table:table-cell office:value-type="string">
            <text:p>dist_1_desc</text:p>
          </table:table-cell>
          <table:table-cell office:value-type="string">
            <text:p>E1</text:p>
          </table:table-cell>
          <table:table-cell table:style-name="Default" office:value-type="string">
            <text:p>E1_date</text:p>
          </table:table-cell>
          <table:table-cell office:value-type="string">
            <text:p>E1_VotingMethod</text:p>
          </table:table-cell>
          <table:table-cell office:value-type="string">
            <text:p>E1_PartyCd</text:p>
          </table:table-cell>
          <table:table-cell office:value-type="string">
            <text:p>E2</text:p>
          </table:table-cell>
          <table:table-cell office:value-type="string">
            <text:p>E2_Date</text:p>
          </table:table-cell>
          <table:table-cell office:value-type="string">
            <text:p>E2_VotingMethod</text:p>
          </table:table-cell>
          <table:table-cell office:value-type="string">
            <text:p>E2_PartyCd</text:p>
          </table:table-cell>
          <table:table-cell office:value-type="string">
            <text:p>E3</text:p>
          </table:table-cell>
          <table:table-cell office:value-type="string">
            <text:p>E3_Date</text:p>
          </table:table-cell>
          <table:table-cell office:value-type="string">
            <text:p>E3_VotingMethod</text:p>
          </table:table-cell>
          <table:table-cell office:value-type="string">
            <text:p>E3_PartyCd</text:p>
          </table:table-cell>
          <table:table-cell office:value-type="string">
            <text:p>E4</text:p>
          </table:table-cell>
          <table:table-cell office:value-type="string">
            <text:p>E4_Date</text:p>
          </table:table-cell>
          <table:table-cell office:value-type="string">
            <text:p>E4_VotingMethod</text:p>
          </table:table-cell>
          <table:table-cell office:value-type="string">
            <text:p>E4_PartyCd</text:p>
          </table:table-cell>
          <table:table-cell office:value-type="string">
            <text:p>E5</text:p>
          </table:table-cell>
          <table:table-cell office:value-type="string">
            <text:p>E5_Date</text:p>
          </table:table-cell>
          <table:table-cell office:value-type="string">
            <text:p>E5_VotingMethod</text:p>
          </table:table-cell>
          <table:table-cell office:value-type="string">
            <text:p>E5_PartyCd</text:p>
          </table:table-cell>
          <table:table-cell office:value-type="string">
            <text:p>E6</text:p>
          </table:table-cell>
          <table:table-cell office:value-type="string">
            <text:p>E6_Date</text:p>
          </table:table-cell>
          <table:table-cell office:value-type="string">
            <text:p>E6_VotingMethod</text:p>
          </table:table-cell>
          <table:table-cell office:value-type="string">
            <text:p>E6_PartyCd</text:p>
          </table:table-cell>
          <table:table-cell office:value-type="string">
            <text:p>E7</text:p>
          </table:table-cell>
          <table:table-cell office:value-type="string">
            <text:p>E7_Date</text:p>
          </table:table-cell>
          <table:table-cell office:value-type="string">
            <text:p>E7_VotingMethod</text:p>
          </table:table-cell>
          <table:table-cell office:value-type="string">
            <text:p>E7_PartyCd</text:p>
          </table:table-cell>
          <table:table-cell office:value-type="string">
            <text:p>E8</text:p>
          </table:table-cell>
          <table:table-cell office:value-type="string">
            <text:p>E8_Date</text:p>
          </table:table-cell>
          <table:table-cell office:value-type="string">
            <text:p>E8_VotingMethod</text:p>
          </table:table-cell>
          <table:table-cell office:value-type="string">
            <text:p>E8_PartyCd</text:p>
          </table:table-cell>
          <table:table-cell office:value-type="string">
            <text:p>E9</text:p>
          </table:table-cell>
          <table:table-cell office:value-type="string">
            <text:p>E9_Date</text:p>
          </table:table-cell>
          <table:table-cell office:value-type="string">
            <text:p>E9_VotingMethod</text:p>
          </table:table-cell>
          <table:table-cell office:value-type="string">
            <text:p>E9_PartyCd</text:p>
          </table:table-cell>
          <table:table-cell office:value-type="string">
            <text:p>E10</text:p>
          </table:table-cell>
          <table:table-cell office:value-type="string">
            <text:p>E10_Date</text:p>
          </table:table-cell>
          <table:table-cell office:value-type="string">
            <text:p>E10_VotingMethod</text:p>
          </table:table-cell>
          <table:table-cell office:value-type="string">
            <text:p>E10_PartyCd</text:p>
          </table:table-cell>
          <table:table-cell office:value-type="string">
            <text:p>E11</text:p>
          </table:table-cell>
          <table:table-cell table:style-name="Default" office:value-type="string">
            <text:p>E11_Date</text:p>
          </table:table-cell>
          <table:table-cell office:value-type="string">
            <text:p>E11_VotingMethod</text:p>
          </table:table-cell>
          <table:table-cell office:value-type="string">
            <text:p>E11_PartyCd</text:p>
          </table:table-cell>
          <table:table-cell office:value-type="string">
            <text:p>E12</text:p>
          </table:table-cell>
          <table:table-cell office:value-type="string">
            <text:p>E12_Date</text:p>
          </table:table-cell>
          <table:table-cell office:value-type="string">
            <text:p>E12_VotingMethod</text:p>
          </table:table-cell>
          <table:table-cell office:value-type="string">
            <text:p>E12_PartyCd</text:p>
          </table:table-cell>
          <table:table-cell office:value-type="string">
            <text:p>E13</text:p>
          </table:table-cell>
          <table:table-cell office:value-type="string">
            <text:p>E13_Date</text:p>
          </table:table-cell>
          <table:table-cell office:value-type="string">
            <text:p>E13_VotingMethod</text:p>
          </table:table-cell>
          <table:table-cell office:value-type="string">
            <text:p>E13_PartyCd</text:p>
          </table:table-cell>
          <table:table-cell office:value-type="string">
            <text:p>E14</text:p>
          </table:table-cell>
          <table:table-cell office:value-type="string">
            <text:p>E14_Date</text:p>
          </table:table-cell>
          <table:table-cell office:value-type="string">
            <text:p>E14_VotingMethod</text:p>
          </table:table-cell>
          <table:table-cell office:value-type="string">
            <text:p>E14_PartyCd</text:p>
          </table:table-cell>
          <table:table-cell office:value-type="string">
            <text:p>E15</text:p>
          </table:table-cell>
          <table:table-cell office:value-type="string">
            <text:p>E15_Date</text:p>
          </table:table-cell>
          <table:table-cell office:value-type="string">
            <text:p>E15_VotingMethod</text:p>
          </table:table-cell>
          <table:table-cell office:value-type="string">
            <text:p>E15_PartyCd</text:p>
          </table:table-cell>
          <table:table-cell office:value-type="string">
            <text:p>E16</text:p>
          </table:table-cell>
          <table:table-cell office:value-type="string">
            <text:p>E16_Date</text:p>
          </table:table-cell>
          <table:table-cell office:value-type="string">
            <text:p>E16_VotingMethod</text:p>
          </table:table-cell>
          <table:table-cell office:value-type="string">
            <text:p>E16_PartyCd</text:p>
          </table:table-cell>
          <table:table-cell office:value-type="string">
            <text:p>E17</text:p>
          </table:table-cell>
          <table:table-cell office:value-type="string">
            <text:p>E17_Date</text:p>
          </table:table-cell>
          <table:table-cell office:value-type="string">
            <text:p>E17_VotingMethod</text:p>
          </table:table-cell>
          <table:table-cell office:value-type="string">
            <text:p>E17_PartyCd</text:p>
          </table:table-cell>
          <table:table-cell office:value-type="string">
            <text:p>E18</text:p>
          </table:table-cell>
          <table:table-cell office:value-type="string">
            <text:p>E18_Date</text:p>
          </table:table-cell>
          <table:table-cell office:value-type="string">
            <text:p>E18_VotingMethod</text:p>
          </table:table-cell>
          <table:table-cell office:value-type="string">
            <text:p>E18_PartyCd</text:p>
          </table:table-cell>
          <table:table-cell office:value-type="string">
            <text:p>E19</text:p>
          </table:table-cell>
          <table:table-cell office:value-type="string">
            <text:p>E19_Date</text:p>
          </table:table-cell>
          <table:table-cell office:value-type="string">
            <text:p>E19_VotingMethod</text:p>
          </table:table-cell>
          <table:table-cell office:value-type="string">
            <text:p>E19_PartyCd</text:p>
          </table:table-cell>
          <table:table-cell office:value-type="string">
            <text:p>E20</text:p>
          </table:table-cell>
          <table:table-cell office:value-type="string">
            <text:p>E20_Date</text:p>
          </table:table-cell>
          <table:table-cell office:value-type="string">
            <text:p>E20_VotingMethod</text:p>
          </table:table-cell>
          <table:table-cell office:value-type="string">
            <text:p>E20_PartyCd</text:p>
          </table:table-cell>
        </table:table-row>
        <table:table-row table:style-name="ro1">
          <table:table-cell office:value-type="string">
            <text:p>PCT 070</text:p>
          </table:table-cell>
          <table:table-cell office:value-type="string">
            <text:p>REP</text:p>
          </table:table-cell>
          <table:table-cell office:value-type="string">
            <text:p>W <text:s/></text:p>
          </table:table-cell>
          <table:table-cell office:value-type="string">
            <text:p>NL </text:p>
          </table:table-cell>
          <table:table-cell office:value-type="string">
            <text:p>F</text:p>
          </table:table-cell>
          <table:table-cell office:value-type="float" office:value="56">
            <text:p>56</text:p>
          </table:table-cell>
          <table:table-cell office:value-type="float" office:value="70.190439">
            <text:p>70.190439</text:p>
          </table:table-cell>
          <table:table-cell office:value-type="string">
            <text:p>HEIDI <text:s text:c="14"/></text:p>
          </table:table-cell>
          <table:table-cell office:value-type="string">
            <text:p>L <text:s text:c="18"/></text:p>
          </table:table-cell>
          <table:table-cell office:value-type="string">
            <text:p>ROTBERG <text:s text:c="17"/></text:p>
          </table:table-cell>
          <table:table-cell office:value-type="string">
            <text:p><text:s text:c="3"/></text:p>
          </table:table-cell>
          <table:table-cell office:value-type="string">
            <text:p>HEIDI L ROTBERG </text:p>
          </table:table-cell>
          <table:table-cell office:value-type="string">
            <text:p>5323 <text:s/>GORHAM DR <text:s/></text:p>
          </table:table-cell>
          <table:table-cell table:number-columns-repeated="3"/>
          <table:table-cell office:value-type="string">
            <text:p>CHARLOTTE NC <text:s/>28226</text:p>
          </table:table-cell>
          <table:table-cell office:value-type="float" office:value="5323">
            <text:p>5323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 office:value-type="string">
            <text:p>GORHAM <text:s text:c="23"/></text:p>
          </table:table-cell>
          <table:table-cell office:value-type="string">
            <text:p>DR <text:s/></text:p>
          </table:table-cell>
          <table:table-cell table:number-columns-repeated="2" office:value-type="string">
            <text:p><text:s text:c="4"/></text:p>
          </table:table-cell>
          <table:table-cell office:value-type="string">
            <text:p><text:s text:c="7"/></text:p>
          </table:table-cell>
          <table:table-cell office:value-type="string">
            <text:p>CHARLOTTE <text:s text:c="50"/></text:p>
          </table:table-cell>
          <table:table-cell office:value-type="string">
            <text:p>NC</text:p>
          </table:table-cell>
          <table:table-cell office:value-type="float" office:value="28226">
            <text:p>28226</text:p>
          </table:table-cell>
          <table:table-cell office:value-type="string">
            <text:p>1992-09-24 00:00:00</text:p>
          </table:table-cell>
          <table:table-cell office:value-type="float" office:value="882518">
            <text:p>882518</text:p>
          </table:table-cell>
          <table:table-cell office:value-type="string">
            <text:p>A </text:p>
          </table:table-cell>
          <table:table-cell office:value-type="string">
            <text:p>CHARLOTTE</text:p>
          </table:table-cell>
          <table:table-cell office:value-type="string">
            <text:p>CITY COUNCIL DISTRICT 6</text:p>
          </table:table-cell>
          <table:table-cell office:value-type="string">
            <text:p>CONGRESSIONAL DISTRICT 9</text:p>
          </table:table-cell>
          <table:table-cell office:value-type="string">
            <text:p>JUDICIAL DISTRICT 26C</text:p>
          </table:table-cell>
          <table:table-cell office:value-type="string">
            <text:p>JUDICIAL DISTRICT 26</text:p>
          </table:table-cell>
          <table:table-cell office:value-type="string">
            <text:p>NC SENATE DISTRICT 39</text:p>
          </table:table-cell>
          <table:table-cell office:value-type="string">
            <text:p>NC HOUSE DISTRICT 104</text:p>
          </table:table-cell>
          <table:table-cell office:value-type="string">
            <text:p>BOARD OF COMMISSIONERS DISTRICT 5</text:p>
          </table:table-cell>
          <table:table-cell office:value-type="string">
            <text:p>SCHOOL BOARD DIST 5</text:p>
          </table:table-cell>
          <table:table-cell office:value-type="string">
            <text:p>26TH PROS DIST</text:p>
          </table:table-cell>
          <table:table-cell office:value-type="float" office:value="98">
            <text:p>98</text:p>
          </table:table-cell>
          <table:table-cell office:value-type="string">
            <text:p>11/06/2012</text:p>
          </table:table-cell>
          <table:table-cell office:value-type="string">
            <text:p>ABS-1STOP </text:p>
          </table:table-cell>
          <table:table-cell office:value-type="string">
            <text:p>REP</text:p>
          </table:table-cell>
          <table:table-cell office:value-type="float" office:value="102">
            <text:p>102</text:p>
          </table:table-cell>
          <table:table-cell table:style-name="ce1" office:value-type="string">
            <text:p>07/17/2012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101">
            <text:p>101</text:p>
          </table:table-cell>
          <table:table-cell table:style-name="ce1" office:value-type="string">
            <text:p>05/08/2012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100">
            <text:p>100</text:p>
          </table:table-cell>
          <table:table-cell table:style-name="ce1" office:value-type="string">
            <text:p>11/08/2011</text:p>
          </table:table-cell>
          <table:table-cell office:value-type="string">
            <text:p>ABS-1STOP </text:p>
          </table:table-cell>
          <table:table-cell office:value-type="string">
            <text:p>REP</text:p>
          </table:table-cell>
          <table:table-cell office:value-type="float" office:value="99">
            <text:p>99</text:p>
          </table:table-cell>
          <table:table-cell table:number-columns-repeated="3"/>
          <table:table-cell office:value-type="float" office:value="93">
            <text:p>93</text:p>
          </table:table-cell>
          <table:table-cell table:style-name="ce1" office:value-type="string">
            <text:p>11/02/2010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97">
            <text:p>97</text:p>
          </table:table-cell>
          <table:table-cell table:number-columns-repeated="3"/>
          <table:table-cell office:value-type="float" office:value="96">
            <text:p>96</text:p>
          </table:table-cell>
          <table:table-cell table:number-columns-repeated="3"/>
          <table:table-cell office:value-type="float" office:value="95">
            <text:p>95</text:p>
          </table:table-cell>
          <table:table-cell table:style-name="ce1" office:value-type="string">
            <text:p>11/03/2009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94">
            <text:p>94</text:p>
          </table:table-cell>
          <table:table-cell table:number-columns-repeated="3"/>
          <table:table-cell office:value-type="float" office:value="86">
            <text:p>86</text:p>
          </table:table-cell>
          <table:table-cell office:value-type="string">
            <text:p>11/04/2008</text:p>
          </table:table-cell>
          <table:table-cell office:value-type="string">
            <text:p>ABS-1STOP </text:p>
          </table:table-cell>
          <table:table-cell office:value-type="string">
            <text:p>REP</text:p>
          </table:table-cell>
          <table:table-cell office:value-type="float" office:value="92">
            <text:p>92</text:p>
          </table:table-cell>
          <table:table-cell table:number-columns-repeated="3"/>
          <table:table-cell office:value-type="float" office:value="91">
            <text:p>91</text:p>
          </table:table-cell>
          <table:table-cell table:style-name="ce1" office:value-type="string">
            <text:p>05/06/2008</text:p>
          </table:table-cell>
          <table:table-cell office:value-type="string">
            <text:p>ABS-1STOP </text:p>
          </table:table-cell>
          <table:table-cell office:value-type="string">
            <text:p>REP</text:p>
          </table:table-cell>
          <table:table-cell office:value-type="float" office:value="88">
            <text:p>88</text:p>
          </table:table-cell>
          <table:table-cell table:style-name="ce1" office:value-type="string">
            <text:p>11/06/2007</text:p>
          </table:table-cell>
          <table:table-cell office:value-type="string">
            <text:p>ABS-1STOP </text:p>
          </table:table-cell>
          <table:table-cell office:value-type="string">
            <text:p>REP</text:p>
          </table:table-cell>
          <table:table-cell office:value-type="float" office:value="87">
            <text:p>87</text:p>
          </table:table-cell>
          <table:table-cell table:number-columns-repeated="3"/>
          <table:table-cell office:value-type="float" office:value="84">
            <text:p>84</text:p>
          </table:table-cell>
          <table:table-cell table:style-name="ce1" office:value-type="string">
            <text:p>11/07/2006</text:p>
          </table:table-cell>
          <table:table-cell office:value-type="string">
            <text:p>ABS-1STOP </text:p>
          </table:table-cell>
          <table:table-cell office:value-type="string">
            <text:p>REP</text:p>
          </table:table-cell>
          <table:table-cell office:value-type="float" office:value="83">
            <text:p>83</text:p>
          </table:table-cell>
          <table:table-cell table:number-columns-repeated="3"/>
          <table:table-cell office:value-type="float" office:value="80">
            <text:p>80</text:p>
          </table:table-cell>
          <table:table-cell table:style-name="ce1" office:value-type="string">
            <text:p>11/08/2005</text:p>
          </table:table-cell>
          <table:table-cell office:value-type="string">
            <text:p>ABSENTEE <text:s/></text:p>
          </table:table-cell>
          <table:table-cell office:value-type="string">
            <text:p>REP</text:p>
          </table:table-cell>
          <table:table-cell office:value-type="float" office:value="79">
            <text:p>79</text:p>
          </table:table-cell>
          <table:table-cell table:number-columns-repeated="3"/>
          <table:table-cell office:value-type="float" office:value="78">
            <text:p>78</text:p>
          </table:table-cell>
          <table:table-cell table:style-name="ce1" office:value-type="string">
            <text:p>11/02/2004</text:p>
          </table:table-cell>
          <table:table-cell office:value-type="string">
            <text:p>ABSENTEE <text:s/></text:p>
          </table:table-cell>
          <table:table-cell office:value-type="string">
            <text:p>REP</text:p>
          </table:table-cell>
        </table:table-row>
        <table:table-row table:style-name="ro1">
          <table:table-cell office:value-type="string">
            <text:p>PCT 203</text:p>
          </table:table-cell>
          <table:table-cell office:value-type="string">
            <text:p>UNA</text:p>
          </table:table-cell>
          <table:table-cell office:value-type="string">
            <text:p>B <text:s/></text:p>
          </table:table-cell>
          <table:table-cell office:value-type="string">
            <text:p>NL </text:p>
          </table:table-cell>
          <table:table-cell office:value-type="string">
            <text:p>M</text:p>
          </table:table-cell>
          <table:table-cell office:value-type="float" office:value="46">
            <text:p>46</text:p>
          </table:table-cell>
          <table:table-cell office:value-type="float" office:value="203.12994">
            <text:p>203.12994</text:p>
          </table:table-cell>
          <table:table-cell office:value-type="string">
            <text:p>KEITH <text:s text:c="14"/></text:p>
          </table:table-cell>
          <table:table-cell office:value-type="string">
            <text:p>HAMILTON <text:s text:c="11"/></text:p>
          </table:table-cell>
          <table:table-cell office:value-type="string">
            <text:p>MAYES <text:s text:c="19"/></text:p>
          </table:table-cell>
          <table:table-cell office:value-type="string">
            <text:p><text:s text:c="3"/></text:p>
          </table:table-cell>
          <table:table-cell office:value-type="string">
            <text:p>KEITH HAMILTON MAYES </text:p>
          </table:table-cell>
          <table:table-cell office:value-type="string">
            <text:p>8424 <text:s/>FOUR SISTERS LN <text:s/></text:p>
          </table:table-cell>
          <table:table-cell table:number-columns-repeated="3"/>
          <table:table-cell office:value-type="string">
            <text:p>CHARLOTTE NC <text:s/>28215</text:p>
          </table:table-cell>
          <table:table-cell office:value-type="float" office:value="8424">
            <text:p>8424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 office:value-type="string">
            <text:p>FOUR SISTERS <text:s text:c="17"/></text:p>
          </table:table-cell>
          <table:table-cell office:value-type="string">
            <text:p>LN <text:s/></text:p>
          </table:table-cell>
          <table:table-cell table:number-columns-repeated="2" office:value-type="string">
            <text:p><text:s text:c="4"/></text:p>
          </table:table-cell>
          <table:table-cell office:value-type="string">
            <text:p><text:s text:c="7"/></text:p>
          </table:table-cell>
          <table:table-cell office:value-type="string">
            <text:p>CHARLOTTE <text:s text:c="50"/></text:p>
          </table:table-cell>
          <table:table-cell office:value-type="string">
            <text:p>NC</text:p>
          </table:table-cell>
          <table:table-cell office:value-type="float" office:value="28215">
            <text:p>28215</text:p>
          </table:table-cell>
          <table:table-cell office:value-type="string">
            <text:p>2004-08-11 00:00:00</text:p>
          </table:table-cell>
          <table:table-cell office:value-type="float" office:value="1293413">
            <text:p>1293413</text:p>
          </table:table-cell>
          <table:table-cell office:value-type="string">
            <text:p>A </text:p>
          </table:table-cell>
          <table:table-cell office:value-type="string">
            <text:p>CHARLOTTE</text:p>
          </table:table-cell>
          <table:table-cell office:value-type="string">
            <text:p>CITY COUNCIL DISTRICT 5</text:p>
          </table:table-cell>
          <table:table-cell office:value-type="string">
            <text:p>CONGRESSIONAL DISTRICT 12</text:p>
          </table:table-cell>
          <table:table-cell office:value-type="string">
            <text:p>JUDICIAL DISTRICT 26B</text:p>
          </table:table-cell>
          <table:table-cell office:value-type="string">
            <text:p>JUDICIAL DISTRICT 26</text:p>
          </table:table-cell>
          <table:table-cell office:value-type="string">
            <text:p>NC SENATE DISTRICT 40</text:p>
          </table:table-cell>
          <table:table-cell office:value-type="string">
            <text:p>NC HOUSE DISTRICT 99</text:p>
          </table:table-cell>
          <table:table-cell office:value-type="string">
            <text:p>BOARD OF COMMISSIONERS DISTRICT 4</text:p>
          </table:table-cell>
          <table:table-cell office:value-type="string">
            <text:p>SCHOOL BOARD DIST 4</text:p>
          </table:table-cell>
          <table:table-cell office:value-type="string">
            <text:p>26TH PROS DIST</text:p>
          </table:table-cell>
          <table:table-cell office:value-type="float" office:value="98">
            <text:p>98</text:p>
          </table:table-cell>
          <table:table-cell office:value-type="string">
            <text:p>11/06/2012</text:p>
          </table:table-cell>
          <table:table-cell office:value-type="string">
            <text:p>ABS-1STOP </text:p>
          </table:table-cell>
          <table:table-cell office:value-type="string">
            <text:p>UNA</text:p>
          </table:table-cell>
          <table:table-cell office:value-type="float" office:value="102">
            <text:p>102</text:p>
          </table:table-cell>
          <table:table-cell table:number-columns-repeated="3"/>
          <table:table-cell office:value-type="float" office:value="101">
            <text:p>101</text:p>
          </table:table-cell>
          <table:table-cell table:style-name="ce1" office:value-type="string">
            <text:p>05/08/2012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100">
            <text:p>100</text:p>
          </table:table-cell>
          <table:table-cell table:style-name="ce1" office:value-type="string">
            <text:p>11/08/2011</text:p>
          </table:table-cell>
          <table:table-cell office:value-type="string">
            <text:p>IN-PERSON </text:p>
          </table:table-cell>
          <table:table-cell office:value-type="string">
            <text:p>UNA</text:p>
          </table:table-cell>
          <table:table-cell office:value-type="float" office:value="99">
            <text:p>99</text:p>
          </table:table-cell>
          <table:table-cell table:number-columns-repeated="3"/>
          <table:table-cell office:value-type="float" office:value="93">
            <text:p>93</text:p>
          </table:table-cell>
          <table:table-cell table:style-name="ce1" office:value-type="string">
            <text:p>11/02/2010</text:p>
          </table:table-cell>
          <table:table-cell office:value-type="string">
            <text:p>IN-PERSON </text:p>
          </table:table-cell>
          <table:table-cell office:value-type="string">
            <text:p>UNA</text:p>
          </table:table-cell>
          <table:table-cell office:value-type="float" office:value="97">
            <text:p>97</text:p>
          </table:table-cell>
          <table:table-cell table:number-columns-repeated="3"/>
          <table:table-cell office:value-type="float" office:value="96">
            <text:p>96</text:p>
          </table:table-cell>
          <table:table-cell table:number-columns-repeated="3"/>
          <table:table-cell office:value-type="float" office:value="95">
            <text:p>95</text:p>
          </table:table-cell>
          <table:table-cell table:number-columns-repeated="3"/>
          <table:table-cell office:value-type="float" office:value="94">
            <text:p>94</text:p>
          </table:table-cell>
          <table:table-cell table:number-columns-repeated="3"/>
          <table:table-cell office:value-type="float" office:value="86">
            <text:p>86</text:p>
          </table:table-cell>
          <table:table-cell office:value-type="string">
            <text:p>11/04/2008</text:p>
          </table:table-cell>
          <table:table-cell office:value-type="string">
            <text:p>ABS-1STOP </text:p>
          </table:table-cell>
          <table:table-cell office:value-type="string">
            <text:p>UNA</text:p>
          </table:table-cell>
          <table:table-cell office:value-type="float" office:value="92">
            <text:p>92</text:p>
          </table:table-cell>
          <table:table-cell table:number-columns-repeated="3"/>
          <table:table-cell office:value-type="float" office:value="91">
            <text:p>91</text:p>
          </table:table-cell>
          <table:table-cell table:style-name="ce1" office:value-type="string">
            <text:p>05/06/2008</text:p>
          </table:table-cell>
          <table:table-cell office:value-type="string">
            <text:p>IN-PERSON </text:p>
          </table:table-cell>
          <table:table-cell office:value-type="string">
            <text:p>DEM</text:p>
          </table:table-cell>
          <table:table-cell office:value-type="float" office:value="88">
            <text:p>88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3"/>
          <table:table-cell office:value-type="float" office:value="84">
            <text:p>84</text:p>
          </table:table-cell>
          <table:table-cell table:style-name="ce1" office:value-type="string">
            <text:p>11/07/2006</text:p>
          </table:table-cell>
          <table:table-cell office:value-type="string">
            <text:p>IN-PERSON </text:p>
          </table:table-cell>
          <table:table-cell office:value-type="string">
            <text:p>UNA</text:p>
          </table:table-cell>
          <table:table-cell office:value-type="float" office:value="83">
            <text:p>83</text:p>
          </table:table-cell>
          <table:table-cell table:number-columns-repeated="3"/>
          <table:table-cell office:value-type="float" office:value="80">
            <text:p>80</text:p>
          </table:table-cell>
          <table:table-cell table:style-name="ce1" office:value-type="string">
            <text:p>11/08/2005</text:p>
          </table:table-cell>
          <table:table-cell office:value-type="string">
            <text:p>IN-PERSON </text:p>
          </table:table-cell>
          <table:table-cell office:value-type="string">
            <text:p>UNA</text:p>
          </table:table-cell>
          <table:table-cell office:value-type="float" office:value="79">
            <text:p>79</text:p>
          </table:table-cell>
          <table:table-cell table:number-columns-repeated="3"/>
          <table:table-cell office:value-type="float" office:value="78">
            <text:p>78</text:p>
          </table:table-cell>
          <table:table-cell table:style-name="ce1" office:value-type="string">
            <text:p>11/02/2004</text:p>
          </table:table-cell>
          <table:table-cell office:value-type="string">
            <text:p>IN-PERSON </text:p>
          </table:table-cell>
          <table:table-cell office:value-type="string">
            <text:p>UNA</text:p>
          </table:table-cell>
        </table:table-row>
        <table:table-row table:style-name="ro1">
          <table:table-cell office:value-type="string">
            <text:p>PCT 026</text:p>
          </table:table-cell>
          <table:table-cell office:value-type="string">
            <text:p>UNA</text:p>
          </table:table-cell>
          <table:table-cell office:value-type="string">
            <text:p>U <text:s/></text:p>
          </table:table-cell>
          <table:table-cell office:value-type="string">
            <text:p>UN </text:p>
          </table:table-cell>
          <table:table-cell office:value-type="string">
            <text:p>F</text:p>
          </table:table-cell>
          <table:table-cell office:value-type="float" office:value="28">
            <text:p>28</text:p>
          </table:table-cell>
          <table:table-cell office:value-type="float" office:value="26.12064">
            <text:p>26.12064</text:p>
          </table:table-cell>
          <table:table-cell office:value-type="string">
            <text:p>CHARLENE <text:s text:c="11"/></text:p>
          </table:table-cell>
          <table:table-cell office:value-type="string">
            <text:p><text:s text:c="20"/></text:p>
          </table:table-cell>
          <table:table-cell office:value-type="string">
            <text:p>BARNES <text:s text:c="18"/></text:p>
          </table:table-cell>
          <table:table-cell office:value-type="string">
            <text:p><text:s text:c="3"/></text:p>
          </table:table-cell>
          <table:table-cell office:value-type="string">
            <text:p>CHARLENE <text:s/>BARNES </text:p>
          </table:table-cell>
          <table:table-cell office:value-type="string">
            <text:p>3011 <text:s/>ONEIDA RD <text:s/></text:p>
          </table:table-cell>
          <table:table-cell table:number-columns-repeated="3"/>
          <table:table-cell office:value-type="string">
            <text:p>CHARLOTTE NC <text:s/>28269</text:p>
          </table:table-cell>
          <table:table-cell office:value-type="float" office:value="3011">
            <text:p>301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 office:value-type="string">
            <text:p>ONEIDA <text:s text:c="23"/></text:p>
          </table:table-cell>
          <table:table-cell office:value-type="string">
            <text:p>RD <text:s/></text:p>
          </table:table-cell>
          <table:table-cell table:number-columns-repeated="2" office:value-type="string">
            <text:p><text:s text:c="4"/></text:p>
          </table:table-cell>
          <table:table-cell office:value-type="string">
            <text:p><text:s text:c="7"/></text:p>
          </table:table-cell>
          <table:table-cell office:value-type="string">
            <text:p>CHARLOTTE <text:s text:c="50"/></text:p>
          </table:table-cell>
          <table:table-cell office:value-type="string">
            <text:p>NC</text:p>
          </table:table-cell>
          <table:table-cell office:value-type="float" office:value="28269">
            <text:p>28269</text:p>
          </table:table-cell>
          <table:table-cell office:value-type="string">
            <text:p>2012-10-06 00:00:00</text:p>
          </table:table-cell>
          <table:table-cell office:value-type="float" office:value="1000142130">
            <text:p>1000142130</text:p>
          </table:table-cell>
          <table:table-cell office:value-type="string">
            <text:p>A </text:p>
          </table:table-cell>
          <table:table-cell office:value-type="string">
            <text:p>CHARLOTTE</text:p>
          </table:table-cell>
          <table:table-cell office:value-type="string">
            <text:p>CITY COUNCIL DISTRICT 4</text:p>
          </table:table-cell>
          <table:table-cell office:value-type="string">
            <text:p>CONGRESSIONAL DISTRICT 12</text:p>
          </table:table-cell>
          <table:table-cell office:value-type="string">
            <text:p>JUDICIAL DISTRICT 26A</text:p>
          </table:table-cell>
          <table:table-cell office:value-type="string">
            <text:p>JUDICIAL DISTRICT 26</text:p>
          </table:table-cell>
          <table:table-cell office:value-type="string">
            <text:p>NC SENATE DISTRICT 40</text:p>
          </table:table-cell>
          <table:table-cell office:value-type="string">
            <text:p>NC HOUSE DISTRICT 106</text:p>
          </table:table-cell>
          <table:table-cell office:value-type="string">
            <text:p>BOARD OF COMMISSIONERS DISTRICT 3</text:p>
          </table:table-cell>
          <table:table-cell office:value-type="string">
            <text:p>SCHOOL BOARD DIST 3</text:p>
          </table:table-cell>
          <table:table-cell office:value-type="string">
            <text:p>26TH PROS DIST</text:p>
          </table:table-cell>
          <table:table-cell office:value-type="float" office:value="98">
            <text:p>98</text:p>
          </table:table-cell>
          <table:table-cell office:value-type="string">
            <text:p>11/06/2012</text:p>
          </table:table-cell>
          <table:table-cell office:value-type="string">
            <text:p>IN-PERSON </text:p>
          </table:table-cell>
          <table:table-cell office:value-type="string">
            <text:p>UNA</text:p>
          </table:table-cell>
          <table:table-cell office:value-type="float" office:value="102">
            <text:p>102</text:p>
          </table:table-cell>
          <table:table-cell table:number-columns-repeated="3"/>
          <table:table-cell office:value-type="float" office:value="101">
            <text:p>101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  <table:table-cell office:value-type="float" office:value="99">
            <text:p>99</text:p>
          </table:table-cell>
          <table:table-cell table:number-columns-repeated="3"/>
          <table:table-cell office:value-type="float" office:value="93">
            <text:p>93</text:p>
          </table:table-cell>
          <table:table-cell table:number-columns-repeated="3"/>
          <table:table-cell office:value-type="float" office:value="97">
            <text:p>97</text:p>
          </table:table-cell>
          <table:table-cell table:number-columns-repeated="3"/>
          <table:table-cell office:value-type="float" office:value="96">
            <text:p>96</text:p>
          </table:table-cell>
          <table:table-cell table:number-columns-repeated="3"/>
          <table:table-cell office:value-type="float" office:value="95">
            <text:p>95</text:p>
          </table:table-cell>
          <table:table-cell table:number-columns-repeated="3"/>
          <table:table-cell office:value-type="float" office:value="94">
            <text:p>94</text:p>
          </table:table-cell>
          <table:table-cell table:number-columns-repeated="3"/>
          <table:table-cell office:value-type="float" office:value="86">
            <text:p>86</text:p>
          </table:table-cell>
          <table:table-cell table:style-name="Default"/>
          <table:table-cell table:number-columns-repeated="2"/>
          <table:table-cell office:value-type="float" office:value="92">
            <text:p>92</text:p>
          </table:table-cell>
          <table:table-cell table:number-columns-repeated="3"/>
          <table:table-cell office:value-type="float" office:value="91">
            <text:p>91</text:p>
          </table:table-cell>
          <table:table-cell table:number-columns-repeated="3"/>
          <table:table-cell office:value-type="float" office:value="88">
            <text:p>88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3"/>
          <table:table-cell office:value-type="float" office:value="84">
            <text:p>84</text:p>
          </table:table-cell>
          <table:table-cell table:number-columns-repeated="3"/>
          <table:table-cell office:value-type="float" office:value="83">
            <text:p>83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3"/>
          <table:table-cell office:value-type="float" office:value="79">
            <text:p>79</text:p>
          </table:table-cell>
          <table:table-cell table:number-columns-repeated="3"/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PCT 203</text:p>
          </table:table-cell>
          <table:table-cell office:value-type="string">
            <text:p>REP</text:p>
          </table:table-cell>
          <table:table-cell office:value-type="string">
            <text:p>W <text:s/></text:p>
          </table:table-cell>
          <table:table-cell office:value-type="string">
            <text:p>UN 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office:value-type="float" office:value="203.120341">
            <text:p>203.120341</text:p>
          </table:table-cell>
          <table:table-cell office:value-type="string">
            <text:p>RACHEL <text:s text:c="13"/></text:p>
          </table:table-cell>
          <table:table-cell office:value-type="string">
            <text:p>MAE <text:s text:c="16"/></text:p>
          </table:table-cell>
          <table:table-cell office:value-type="string">
            <text:p>DUNCAN <text:s text:c="18"/></text:p>
          </table:table-cell>
          <table:table-cell office:value-type="string">
            <text:p><text:s text:c="3"/></text:p>
          </table:table-cell>
          <table:table-cell office:value-type="string">
            <text:p>RACHEL MAE DUNCAN </text:p>
          </table:table-cell>
          <table:table-cell office:value-type="string">
            <text:p>11601 <text:s/>CHADBURN LN <text:s/></text:p>
          </table:table-cell>
          <table:table-cell table:number-columns-repeated="3"/>
          <table:table-cell office:value-type="string">
            <text:p>CHARLOTTE NC <text:s/>28215</text:p>
          </table:table-cell>
          <table:table-cell office:value-type="float" office:value="11601">
            <text:p>11601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 office:value-type="string">
            <text:p>CHADBURN <text:s text:c="21"/></text:p>
          </table:table-cell>
          <table:table-cell office:value-type="string">
            <text:p>LN <text:s/></text:p>
          </table:table-cell>
          <table:table-cell table:number-columns-repeated="2" office:value-type="string">
            <text:p><text:s text:c="4"/></text:p>
          </table:table-cell>
          <table:table-cell office:value-type="string">
            <text:p><text:s text:c="7"/></text:p>
          </table:table-cell>
          <table:table-cell office:value-type="string">
            <text:p>CHARLOTTE <text:s text:c="50"/></text:p>
          </table:table-cell>
          <table:table-cell office:value-type="string">
            <text:p>NC</text:p>
          </table:table-cell>
          <table:table-cell office:value-type="float" office:value="28215">
            <text:p>28215</text:p>
          </table:table-cell>
          <table:table-cell office:value-type="string">
            <text:p>2007-07-09 00:00:00</text:p>
          </table:table-cell>
          <table:table-cell office:value-type="float" office:value="999843796">
            <text:p>999843796</text:p>
          </table:table-cell>
          <table:table-cell office:value-type="string">
            <text:p>A </text:p>
          </table:table-cell>
          <table:table-cell office:value-type="string">
            <text:p>CHARLOTTE</text:p>
          </table:table-cell>
          <table:table-cell office:value-type="string">
            <text:p>CITY COUNCIL DISTRICT 5</text:p>
          </table:table-cell>
          <table:table-cell office:value-type="string">
            <text:p>CONGRESSIONAL DISTRICT 12</text:p>
          </table:table-cell>
          <table:table-cell office:value-type="string">
            <text:p>JUDICIAL DISTRICT 26B</text:p>
          </table:table-cell>
          <table:table-cell office:value-type="string">
            <text:p>JUDICIAL DISTRICT 26</text:p>
          </table:table-cell>
          <table:table-cell office:value-type="string">
            <text:p>NC SENATE DISTRICT 41</text:p>
          </table:table-cell>
          <table:table-cell office:value-type="string">
            <text:p>NC HOUSE DISTRICT 103</text:p>
          </table:table-cell>
          <table:table-cell office:value-type="string">
            <text:p>BOARD OF COMMISSIONERS DISTRICT 4</text:p>
          </table:table-cell>
          <table:table-cell office:value-type="string">
            <text:p>SCHOOL BOARD DIST 4</text:p>
          </table:table-cell>
          <table:table-cell office:value-type="string">
            <text:p>26TH PROS DIST</text:p>
          </table:table-cell>
          <table:table-cell office:value-type="float" office:value="98">
            <text:p>98</text:p>
          </table:table-cell>
          <table:table-cell office:value-type="string">
            <text:p>11/06/2012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102">
            <text:p>102</text:p>
          </table:table-cell>
          <table:table-cell table:number-columns-repeated="3"/>
          <table:table-cell office:value-type="float" office:value="101">
            <text:p>101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  <table:table-cell office:value-type="float" office:value="99">
            <text:p>99</text:p>
          </table:table-cell>
          <table:table-cell table:number-columns-repeated="3"/>
          <table:table-cell office:value-type="float" office:value="93">
            <text:p>93</text:p>
          </table:table-cell>
          <table:table-cell table:number-columns-repeated="3"/>
          <table:table-cell office:value-type="float" office:value="97">
            <text:p>97</text:p>
          </table:table-cell>
          <table:table-cell table:number-columns-repeated="3"/>
          <table:table-cell office:value-type="float" office:value="96">
            <text:p>96</text:p>
          </table:table-cell>
          <table:table-cell table:number-columns-repeated="3"/>
          <table:table-cell office:value-type="float" office:value="95">
            <text:p>95</text:p>
          </table:table-cell>
          <table:table-cell table:number-columns-repeated="3"/>
          <table:table-cell office:value-type="float" office:value="94">
            <text:p>94</text:p>
          </table:table-cell>
          <table:table-cell table:number-columns-repeated="3"/>
          <table:table-cell office:value-type="float" office:value="86">
            <text:p>86</text:p>
          </table:table-cell>
          <table:table-cell office:value-type="string">
            <text:p>11/04/2008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92">
            <text:p>92</text:p>
          </table:table-cell>
          <table:table-cell table:number-columns-repeated="3"/>
          <table:table-cell office:value-type="float" office:value="91">
            <text:p>91</text:p>
          </table:table-cell>
          <table:table-cell table:number-columns-repeated="3"/>
          <table:table-cell office:value-type="float" office:value="88">
            <text:p>88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3"/>
          <table:table-cell office:value-type="float" office:value="84">
            <text:p>84</text:p>
          </table:table-cell>
          <table:table-cell table:number-columns-repeated="3"/>
          <table:table-cell office:value-type="float" office:value="83">
            <text:p>83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3"/>
          <table:table-cell office:value-type="float" office:value="79">
            <text:p>79</text:p>
          </table:table-cell>
          <table:table-cell table:number-columns-repeated="3"/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PCT 231</text:p>
          </table:table-cell>
          <table:table-cell office:value-type="string">
            <text:p>UNA</text:p>
          </table:table-cell>
          <table:table-cell office:value-type="string">
            <text:p>B <text:s/></text:p>
          </table:table-cell>
          <table:table-cell office:value-type="string">
            <text:p>UN </text:p>
          </table:table-cell>
          <table:table-cell office:value-type="string">
            <text:p>F</text:p>
          </table:table-cell>
          <table:table-cell office:value-type="float" office:value="43">
            <text:p>43</text:p>
          </table:table-cell>
          <table:table-cell office:value-type="float" office:value="231.290539">
            <text:p>231.290539</text:p>
          </table:table-cell>
          <table:table-cell office:value-type="string">
            <text:p>IJEOMA <text:s text:c="13"/></text:p>
          </table:table-cell>
          <table:table-cell office:value-type="string">
            <text:p>J <text:s text:c="18"/></text:p>
          </table:table-cell>
          <table:table-cell office:value-type="string">
            <text:p>NSIANYA <text:s text:c="17"/></text:p>
          </table:table-cell>
          <table:table-cell office:value-type="string">
            <text:p><text:s text:c="3"/></text:p>
          </table:table-cell>
          <table:table-cell office:value-type="string">
            <text:p>IJEOMA J NSIANYA </text:p>
          </table:table-cell>
          <table:table-cell office:value-type="string">
            <text:p>14305 <text:s/>BERYL CT <text:s/></text:p>
          </table:table-cell>
          <table:table-cell table:number-columns-repeated="3"/>
          <table:table-cell office:value-type="string">
            <text:p>PINEVILLE NC <text:s/>28134</text:p>
          </table:table-cell>
          <table:table-cell office:value-type="float" office:value="14305">
            <text:p>1430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 office:value-type="string">
            <text:p>BERYL <text:s text:c="24"/></text:p>
          </table:table-cell>
          <table:table-cell office:value-type="string">
            <text:p>CT <text:s/></text:p>
          </table:table-cell>
          <table:table-cell table:number-columns-repeated="2" office:value-type="string">
            <text:p><text:s text:c="4"/></text:p>
          </table:table-cell>
          <table:table-cell office:value-type="string">
            <text:p><text:s text:c="7"/></text:p>
          </table:table-cell>
          <table:table-cell office:value-type="string">
            <text:p>PINEVILLE <text:s text:c="50"/></text:p>
          </table:table-cell>
          <table:table-cell office:value-type="string">
            <text:p>NC</text:p>
          </table:table-cell>
          <table:table-cell office:value-type="float" office:value="28134">
            <text:p>28134</text:p>
          </table:table-cell>
          <table:table-cell office:value-type="string">
            <text:p>2008-02-11 00:00:00</text:p>
          </table:table-cell>
          <table:table-cell office:value-type="float" office:value="999870335">
            <text:p>999870335</text:p>
          </table:table-cell>
          <table:table-cell office:value-type="string">
            <text:p>A </text:p>
          </table:table-cell>
          <table:table-cell office:value-type="string">
            <text:p>UNINCORPORATED</text:p>
          </table:table-cell>
          <table:table-cell/>
          <table:table-cell office:value-type="string">
            <text:p>CONGRESSIONAL DISTRICT 9</text:p>
          </table:table-cell>
          <table:table-cell office:value-type="string">
            <text:p>JUDICIAL DISTRICT 26C</text:p>
          </table:table-cell>
          <table:table-cell office:value-type="string">
            <text:p>JUDICIAL DISTRICT 26</text:p>
          </table:table-cell>
          <table:table-cell office:value-type="string">
            <text:p>NC SENATE DISTRICT 39</text:p>
          </table:table-cell>
          <table:table-cell office:value-type="string">
            <text:p>NC HOUSE DISTRICT 105</text:p>
          </table:table-cell>
          <table:table-cell office:value-type="string">
            <text:p>BOARD OF COMMISSIONERS DISTRICT 6</text:p>
          </table:table-cell>
          <table:table-cell office:value-type="string">
            <text:p>SCHOOL BOARD DIST 6</text:p>
          </table:table-cell>
          <table:table-cell office:value-type="string">
            <text:p>26TH PROS DIST</text:p>
          </table:table-cell>
          <table:table-cell office:value-type="float" office:value="98">
            <text:p>98</text:p>
          </table:table-cell>
          <table:table-cell office:value-type="string">
            <text:p>11/06/2012</text:p>
          </table:table-cell>
          <table:table-cell office:value-type="string">
            <text:p>ABS-1STOP </text:p>
          </table:table-cell>
          <table:table-cell office:value-type="string">
            <text:p>UNA</text:p>
          </table:table-cell>
          <table:table-cell office:value-type="float" office:value="102">
            <text:p>102</text:p>
          </table:table-cell>
          <table:table-cell table:number-columns-repeated="3"/>
          <table:table-cell office:value-type="float" office:value="101">
            <text:p>101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  <table:table-cell office:value-type="float" office:value="99">
            <text:p>99</text:p>
          </table:table-cell>
          <table:table-cell table:number-columns-repeated="3"/>
          <table:table-cell office:value-type="float" office:value="93">
            <text:p>93</text:p>
          </table:table-cell>
          <table:table-cell table:number-columns-repeated="3"/>
          <table:table-cell office:value-type="float" office:value="97">
            <text:p>97</text:p>
          </table:table-cell>
          <table:table-cell table:number-columns-repeated="3"/>
          <table:table-cell office:value-type="float" office:value="96">
            <text:p>96</text:p>
          </table:table-cell>
          <table:table-cell table:number-columns-repeated="3"/>
          <table:table-cell office:value-type="float" office:value="95">
            <text:p>95</text:p>
          </table:table-cell>
          <table:table-cell table:number-columns-repeated="3"/>
          <table:table-cell office:value-type="float" office:value="94">
            <text:p>94</text:p>
          </table:table-cell>
          <table:table-cell table:number-columns-repeated="3"/>
          <table:table-cell office:value-type="float" office:value="86">
            <text:p>86</text:p>
          </table:table-cell>
          <table:table-cell office:value-type="string">
            <text:p>11/04/2008</text:p>
          </table:table-cell>
          <table:table-cell office:value-type="string">
            <text:p>ABS-1STOP </text:p>
          </table:table-cell>
          <table:table-cell office:value-type="string">
            <text:p>UNA</text:p>
          </table:table-cell>
          <table:table-cell office:value-type="float" office:value="92">
            <text:p>92</text:p>
          </table:table-cell>
          <table:table-cell table:number-columns-repeated="3"/>
          <table:table-cell office:value-type="float" office:value="91">
            <text:p>91</text:p>
          </table:table-cell>
          <table:table-cell table:number-columns-repeated="3"/>
          <table:table-cell office:value-type="float" office:value="88">
            <text:p>88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3"/>
          <table:table-cell office:value-type="float" office:value="84">
            <text:p>84</text:p>
          </table:table-cell>
          <table:table-cell table:number-columns-repeated="3"/>
          <table:table-cell office:value-type="float" office:value="83">
            <text:p>83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3"/>
          <table:table-cell office:value-type="float" office:value="79">
            <text:p>79</text:p>
          </table:table-cell>
          <table:table-cell table:number-columns-repeated="3"/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PCT 011</text:p>
          </table:table-cell>
          <table:table-cell office:value-type="string">
            <text:p>REP</text:p>
          </table:table-cell>
          <table:table-cell office:value-type="string">
            <text:p>W <text:s/></text:p>
          </table:table-cell>
          <table:table-cell office:value-type="string">
            <text:p>NL 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office:value-type="float" office:value="11.120137">
            <text:p>11.120137</text:p>
          </table:table-cell>
          <table:table-cell office:value-type="string">
            <text:p>BRENDAN <text:s text:c="12"/></text:p>
          </table:table-cell>
          <table:table-cell office:value-type="string">
            <text:p>CHARLES <text:s text:c="12"/></text:p>
          </table:table-cell>
          <table:table-cell office:value-type="string">
            <text:p>DAVERN <text:s text:c="18"/></text:p>
          </table:table-cell>
          <table:table-cell office:value-type="string">
            <text:p><text:s text:c="3"/></text:p>
          </table:table-cell>
          <table:table-cell office:value-type="string">
            <text:p>BRENDAN CHARLES DAVERN </text:p>
          </table:table-cell>
          <table:table-cell office:value-type="string">
            <text:p>255 W MARTIN LUTHER KING JR BLVD <text:s text:c="2"/>#1906</text:p>
          </table:table-cell>
          <table:table-cell table:number-columns-repeated="3"/>
          <table:table-cell office:value-type="string">
            <text:p>CHARLOTTE NC <text:s/>28202</text:p>
          </table:table-cell>
          <table:table-cell office:value-type="float" office:value="255">
            <text:p>255</text:p>
          </table:table-cell>
          <table:table-cell office:value-type="string">
            <text:p><text:s/></text:p>
          </table:table-cell>
          <table:table-cell office:value-type="string">
            <text:p>W </text:p>
          </table:table-cell>
          <table:table-cell office:value-type="string">
            <text:p>MARTIN LUTHER KING JR <text:s text:c="8"/></text:p>
          </table:table-cell>
          <table:table-cell office:value-type="string">
            <text:p>BLVD</text:p>
          </table:table-cell>
          <table:table-cell table:number-columns-repeated="2" office:value-type="string">
            <text:p><text:s text:c="4"/></text:p>
          </table:table-cell>
          <table:table-cell office:value-type="float" office:value="1906">
            <text:p>1906</text:p>
          </table:table-cell>
          <table:table-cell office:value-type="string">
            <text:p>CHARLOTTE <text:s text:c="50"/></text:p>
          </table:table-cell>
          <table:table-cell office:value-type="string">
            <text:p>NC</text:p>
          </table:table-cell>
          <table:table-cell office:value-type="float" office:value="28202">
            <text:p>28202</text:p>
          </table:table-cell>
          <table:table-cell office:value-type="string">
            <text:p>2012-09-19 00:00:00</text:p>
          </table:table-cell>
          <table:table-cell office:value-type="float" office:value="1000119684">
            <text:p>1000119684</text:p>
          </table:table-cell>
          <table:table-cell office:value-type="string">
            <text:p>A </text:p>
          </table:table-cell>
          <table:table-cell office:value-type="string">
            <text:p>CHARLOTTE</text:p>
          </table:table-cell>
          <table:table-cell office:value-type="string">
            <text:p>CITY COUNCIL DISTRICT 2</text:p>
          </table:table-cell>
          <table:table-cell office:value-type="string">
            <text:p>CONGRESSIONAL DISTRICT 12</text:p>
          </table:table-cell>
          <table:table-cell office:value-type="string">
            <text:p>JUDICIAL DISTRICT 26A</text:p>
          </table:table-cell>
          <table:table-cell office:value-type="string">
            <text:p>JUDICIAL DISTRICT 26</text:p>
          </table:table-cell>
          <table:table-cell office:value-type="string">
            <text:p>NC SENATE DISTRICT 37</text:p>
          </table:table-cell>
          <table:table-cell office:value-type="string">
            <text:p>NC HOUSE DISTRICT 101</text:p>
          </table:table-cell>
          <table:table-cell office:value-type="string">
            <text:p>BOARD OF COMMISSIONERS DISTRICT 4</text:p>
          </table:table-cell>
          <table:table-cell office:value-type="string">
            <text:p>SCHOOL BOARD DIST 2</text:p>
          </table:table-cell>
          <table:table-cell office:value-type="string">
            <text:p>26TH PROS DIST</text:p>
          </table:table-cell>
          <table:table-cell office:value-type="float" office:value="98">
            <text:p>98</text:p>
          </table:table-cell>
          <table:table-cell office:value-type="string">
            <text:p>11/06/2012</text:p>
          </table:table-cell>
          <table:table-cell office:value-type="string">
            <text:p>ABS-1STOP </text:p>
          </table:table-cell>
          <table:table-cell office:value-type="string">
            <text:p>REP</text:p>
          </table:table-cell>
          <table:table-cell office:value-type="float" office:value="102">
            <text:p>102</text:p>
          </table:table-cell>
          <table:table-cell table:number-columns-repeated="3"/>
          <table:table-cell office:value-type="float" office:value="101">
            <text:p>101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  <table:table-cell office:value-type="float" office:value="99">
            <text:p>99</text:p>
          </table:table-cell>
          <table:table-cell table:number-columns-repeated="3"/>
          <table:table-cell office:value-type="float" office:value="93">
            <text:p>93</text:p>
          </table:table-cell>
          <table:table-cell table:number-columns-repeated="3"/>
          <table:table-cell office:value-type="float" office:value="97">
            <text:p>97</text:p>
          </table:table-cell>
          <table:table-cell table:number-columns-repeated="3"/>
          <table:table-cell office:value-type="float" office:value="96">
            <text:p>96</text:p>
          </table:table-cell>
          <table:table-cell table:number-columns-repeated="3"/>
          <table:table-cell office:value-type="float" office:value="95">
            <text:p>95</text:p>
          </table:table-cell>
          <table:table-cell table:number-columns-repeated="3"/>
          <table:table-cell office:value-type="float" office:value="94">
            <text:p>94</text:p>
          </table:table-cell>
          <table:table-cell table:number-columns-repeated="3"/>
          <table:table-cell office:value-type="float" office:value="86">
            <text:p>86</text:p>
          </table:table-cell>
          <table:table-cell table:style-name="Default"/>
          <table:table-cell table:number-columns-repeated="2"/>
          <table:table-cell office:value-type="float" office:value="92">
            <text:p>92</text:p>
          </table:table-cell>
          <table:table-cell table:number-columns-repeated="3"/>
          <table:table-cell office:value-type="float" office:value="91">
            <text:p>91</text:p>
          </table:table-cell>
          <table:table-cell table:number-columns-repeated="3"/>
          <table:table-cell office:value-type="float" office:value="88">
            <text:p>88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3"/>
          <table:table-cell office:value-type="float" office:value="84">
            <text:p>84</text:p>
          </table:table-cell>
          <table:table-cell table:number-columns-repeated="3"/>
          <table:table-cell office:value-type="float" office:value="83">
            <text:p>83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3"/>
          <table:table-cell office:value-type="float" office:value="79">
            <text:p>79</text:p>
          </table:table-cell>
          <table:table-cell table:number-columns-repeated="3"/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PCT 081</text:p>
          </table:table-cell>
          <table:table-cell office:value-type="string">
            <text:p>DEM</text:p>
          </table:table-cell>
          <table:table-cell office:value-type="string">
            <text:p>O <text:s/></text:p>
          </table:table-cell>
          <table:table-cell office:value-type="string">
            <text:p>HL 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81.120138">
            <text:p>81.120138</text:p>
          </table:table-cell>
          <table:table-cell office:value-type="string">
            <text:p>ELIZABETH <text:s text:c="10"/></text:p>
          </table:table-cell>
          <table:table-cell office:value-type="string">
            <text:p>HERMINDA <text:s text:c="11"/></text:p>
          </table:table-cell>
          <table:table-cell office:value-type="string">
            <text:p>ROJAS <text:s text:c="19"/></text:p>
          </table:table-cell>
          <table:table-cell office:value-type="string">
            <text:p><text:s text:c="3"/></text:p>
          </table:table-cell>
          <table:table-cell office:value-type="string">
            <text:p>ELIZABETH HERMINDA ROJAS </text:p>
          </table:table-cell>
          <table:table-cell office:value-type="string">
            <text:p>5236 <text:s/>LEWHAVEN DR <text:s/></text:p>
          </table:table-cell>
          <table:table-cell table:number-columns-repeated="3"/>
          <table:table-cell office:value-type="string">
            <text:p>CHARLOTTE NC <text:s/>28208</text:p>
          </table:table-cell>
          <table:table-cell office:value-type="float" office:value="5236">
            <text:p>5236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 office:value-type="string">
            <text:p>LEWHAVEN <text:s text:c="21"/></text:p>
          </table:table-cell>
          <table:table-cell office:value-type="string">
            <text:p>DR <text:s/></text:p>
          </table:table-cell>
          <table:table-cell table:number-columns-repeated="2" office:value-type="string">
            <text:p><text:s text:c="4"/></text:p>
          </table:table-cell>
          <table:table-cell office:value-type="string">
            <text:p><text:s text:c="7"/></text:p>
          </table:table-cell>
          <table:table-cell office:value-type="string">
            <text:p>CHARLOTTE <text:s text:c="50"/></text:p>
          </table:table-cell>
          <table:table-cell office:value-type="string">
            <text:p>NC</text:p>
          </table:table-cell>
          <table:table-cell office:value-type="float" office:value="28208">
            <text:p>28208</text:p>
          </table:table-cell>
          <table:table-cell office:value-type="string">
            <text:p>2006-11-17 00:00:00</text:p>
          </table:table-cell>
          <table:table-cell office:value-type="float" office:value="99889322">
            <text:p>99889322</text:p>
          </table:table-cell>
          <table:table-cell office:value-type="string">
            <text:p>A </text:p>
          </table:table-cell>
          <table:table-cell office:value-type="string">
            <text:p>CHARLOTTE</text:p>
          </table:table-cell>
          <table:table-cell office:value-type="string">
            <text:p>CITY COUNCIL DISTRICT 3</text:p>
          </table:table-cell>
          <table:table-cell office:value-type="string">
            <text:p>CONGRESSIONAL DISTRICT 12</text:p>
          </table:table-cell>
          <table:table-cell office:value-type="string">
            <text:p>JUDICIAL DISTRICT 26C</text:p>
          </table:table-cell>
          <table:table-cell office:value-type="string">
            <text:p>JUDICIAL DISTRICT 26</text:p>
          </table:table-cell>
          <table:table-cell office:value-type="string">
            <text:p>NC SENATE DISTRICT 38</text:p>
          </table:table-cell>
          <table:table-cell office:value-type="string">
            <text:p>NC HOUSE DISTRICT 101</text:p>
          </table:table-cell>
          <table:table-cell office:value-type="string">
            <text:p>BOARD OF COMMISSIONERS DISTRICT 2</text:p>
          </table:table-cell>
          <table:table-cell office:value-type="string">
            <text:p>SCHOOL BOARD DIST 2</text:p>
          </table:table-cell>
          <table:table-cell office:value-type="string">
            <text:p>26TH PROS DIST</text:p>
          </table:table-cell>
          <table:table-cell office:value-type="float" office:value="98">
            <text:p>98</text:p>
          </table:table-cell>
          <table:table-cell table:style-name="Default"/>
          <table:table-cell table:number-columns-repeated="2"/>
          <table:table-cell office:value-type="float" office:value="102">
            <text:p>102</text:p>
          </table:table-cell>
          <table:table-cell table:number-columns-repeated="3"/>
          <table:table-cell office:value-type="float" office:value="101">
            <text:p>101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  <table:table-cell office:value-type="float" office:value="99">
            <text:p>99</text:p>
          </table:table-cell>
          <table:table-cell table:number-columns-repeated="3"/>
          <table:table-cell office:value-type="float" office:value="93">
            <text:p>93</text:p>
          </table:table-cell>
          <table:table-cell table:number-columns-repeated="3"/>
          <table:table-cell office:value-type="float" office:value="97">
            <text:p>97</text:p>
          </table:table-cell>
          <table:table-cell table:number-columns-repeated="3"/>
          <table:table-cell office:value-type="float" office:value="96">
            <text:p>96</text:p>
          </table:table-cell>
          <table:table-cell table:number-columns-repeated="3"/>
          <table:table-cell office:value-type="float" office:value="95">
            <text:p>95</text:p>
          </table:table-cell>
          <table:table-cell table:number-columns-repeated="3"/>
          <table:table-cell office:value-type="float" office:value="94">
            <text:p>94</text:p>
          </table:table-cell>
          <table:table-cell table:number-columns-repeated="3"/>
          <table:table-cell office:value-type="float" office:value="86">
            <text:p>86</text:p>
          </table:table-cell>
          <table:table-cell office:value-type="string">
            <text:p>11/04/2008</text:p>
          </table:table-cell>
          <table:table-cell office:value-type="string">
            <text:p>IN-PERSON </text:p>
          </table:table-cell>
          <table:table-cell office:value-type="string">
            <text:p>DEM</text:p>
          </table:table-cell>
          <table:table-cell office:value-type="float" office:value="92">
            <text:p>92</text:p>
          </table:table-cell>
          <table:table-cell table:number-columns-repeated="3"/>
          <table:table-cell office:value-type="float" office:value="91">
            <text:p>91</text:p>
          </table:table-cell>
          <table:table-cell table:number-columns-repeated="3"/>
          <table:table-cell office:value-type="float" office:value="88">
            <text:p>88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3"/>
          <table:table-cell office:value-type="float" office:value="84">
            <text:p>84</text:p>
          </table:table-cell>
          <table:table-cell table:number-columns-repeated="3"/>
          <table:table-cell office:value-type="float" office:value="83">
            <text:p>83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3"/>
          <table:table-cell office:value-type="float" office:value="79">
            <text:p>79</text:p>
          </table:table-cell>
          <table:table-cell table:number-columns-repeated="3"/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PCT 026</text:p>
          </table:table-cell>
          <table:table-cell office:value-type="string">
            <text:p>DEM</text:p>
          </table:table-cell>
          <table:table-cell office:value-type="string">
            <text:p>B <text:s/></text:p>
          </table:table-cell>
          <table:table-cell office:value-type="string">
            <text:p>NL </text:p>
          </table:table-cell>
          <table:table-cell office:value-type="string">
            <text:p>F</text:p>
          </table:table-cell>
          <table:table-cell office:value-type="float" office:value="60">
            <text:p>60</text:p>
          </table:table-cell>
          <table:table-cell office:value-type="float" office:value="26.12064">
            <text:p>26.12064</text:p>
          </table:table-cell>
          <table:table-cell office:value-type="string">
            <text:p>DELORES <text:s text:c="12"/></text:p>
          </table:table-cell>
          <table:table-cell office:value-type="string">
            <text:p>R <text:s text:c="18"/></text:p>
          </table:table-cell>
          <table:table-cell office:value-type="string">
            <text:p>MOORE <text:s text:c="19"/></text:p>
          </table:table-cell>
          <table:table-cell office:value-type="string">
            <text:p><text:s text:c="3"/></text:p>
          </table:table-cell>
          <table:table-cell office:value-type="string">
            <text:p>DELORES R MOORE </text:p>
          </table:table-cell>
          <table:table-cell office:value-type="string">
            <text:p>4939 <text:s/>OSAGE CIR <text:s/></text:p>
          </table:table-cell>
          <table:table-cell table:number-columns-repeated="3"/>
          <table:table-cell office:value-type="string">
            <text:p>CHARLOTTE NC <text:s/>28269</text:p>
          </table:table-cell>
          <table:table-cell office:value-type="float" office:value="4939">
            <text:p>4939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 office:value-type="string">
            <text:p>OSAGE <text:s text:c="24"/></text:p>
          </table:table-cell>
          <table:table-cell office:value-type="string">
            <text:p>CIR </text:p>
          </table:table-cell>
          <table:table-cell table:number-columns-repeated="2" office:value-type="string">
            <text:p><text:s text:c="4"/></text:p>
          </table:table-cell>
          <table:table-cell office:value-type="string">
            <text:p><text:s text:c="7"/></text:p>
          </table:table-cell>
          <table:table-cell office:value-type="string">
            <text:p>CHARLOTTE <text:s text:c="50"/></text:p>
          </table:table-cell>
          <table:table-cell office:value-type="string">
            <text:p>NC</text:p>
          </table:table-cell>
          <table:table-cell office:value-type="float" office:value="28269">
            <text:p>28269</text:p>
          </table:table-cell>
          <table:table-cell office:value-type="string">
            <text:p>1983-05-01 00:00:00</text:p>
          </table:table-cell>
          <table:table-cell office:value-type="float" office:value="372532">
            <text:p>372532</text:p>
          </table:table-cell>
          <table:table-cell office:value-type="string">
            <text:p>A </text:p>
          </table:table-cell>
          <table:table-cell office:value-type="string">
            <text:p>CHARLOTTE</text:p>
          </table:table-cell>
          <table:table-cell office:value-type="string">
            <text:p>CITY COUNCIL DISTRICT 4</text:p>
          </table:table-cell>
          <table:table-cell office:value-type="string">
            <text:p>CONGRESSIONAL DISTRICT 12</text:p>
          </table:table-cell>
          <table:table-cell office:value-type="string">
            <text:p>JUDICIAL DISTRICT 26A</text:p>
          </table:table-cell>
          <table:table-cell office:value-type="string">
            <text:p>JUDICIAL DISTRICT 26</text:p>
          </table:table-cell>
          <table:table-cell office:value-type="string">
            <text:p>NC SENATE DISTRICT 40</text:p>
          </table:table-cell>
          <table:table-cell office:value-type="string">
            <text:p>NC HOUSE DISTRICT 106</text:p>
          </table:table-cell>
          <table:table-cell office:value-type="string">
            <text:p>BOARD OF COMMISSIONERS DISTRICT 3</text:p>
          </table:table-cell>
          <table:table-cell office:value-type="string">
            <text:p>SCHOOL BOARD DIST 3</text:p>
          </table:table-cell>
          <table:table-cell office:value-type="string">
            <text:p>26TH PROS DIST</text:p>
          </table:table-cell>
          <table:table-cell office:value-type="float" office:value="98">
            <text:p>98</text:p>
          </table:table-cell>
          <table:table-cell office:value-type="string">
            <text:p>11/06/2012</text:p>
          </table:table-cell>
          <table:table-cell office:value-type="string">
            <text:p>IN-PERSON </text:p>
          </table:table-cell>
          <table:table-cell office:value-type="string">
            <text:p>DEM</text:p>
          </table:table-cell>
          <table:table-cell office:value-type="float" office:value="102">
            <text:p>102</text:p>
          </table:table-cell>
          <table:table-cell table:number-columns-repeated="3"/>
          <table:table-cell office:value-type="float" office:value="101">
            <text:p>101</text:p>
          </table:table-cell>
          <table:table-cell table:style-name="ce1" office:value-type="string">
            <text:p>05/08/2012</text:p>
          </table:table-cell>
          <table:table-cell office:value-type="string">
            <text:p>IN-PERSON </text:p>
          </table:table-cell>
          <table:table-cell office:value-type="string">
            <text:p>DEM</text:p>
          </table:table-cell>
          <table:table-cell office:value-type="float" office:value="100">
            <text:p>100</text:p>
          </table:table-cell>
          <table:table-cell table:style-name="ce1" office:value-type="string">
            <text:p>11/08/2011</text:p>
          </table:table-cell>
          <table:table-cell office:value-type="string">
            <text:p>IN-PERSON </text:p>
          </table:table-cell>
          <table:table-cell office:value-type="string">
            <text:p>DEM</text:p>
          </table:table-cell>
          <table:table-cell office:value-type="float" office:value="99">
            <text:p>99</text:p>
          </table:table-cell>
          <table:table-cell table:number-columns-repeated="3"/>
          <table:table-cell office:value-type="float" office:value="93">
            <text:p>93</text:p>
          </table:table-cell>
          <table:table-cell table:style-name="ce1" office:value-type="string">
            <text:p>11/02/2010</text:p>
          </table:table-cell>
          <table:table-cell office:value-type="string">
            <text:p>IN-PERSON </text:p>
          </table:table-cell>
          <table:table-cell office:value-type="string">
            <text:p>DEM</text:p>
          </table:table-cell>
          <table:table-cell office:value-type="float" office:value="97">
            <text:p>97</text:p>
          </table:table-cell>
          <table:table-cell table:number-columns-repeated="3"/>
          <table:table-cell office:value-type="float" office:value="96">
            <text:p>96</text:p>
          </table:table-cell>
          <table:table-cell table:number-columns-repeated="3"/>
          <table:table-cell office:value-type="float" office:value="95">
            <text:p>95</text:p>
          </table:table-cell>
          <table:table-cell table:style-name="ce1" office:value-type="string">
            <text:p>11/03/2009</text:p>
          </table:table-cell>
          <table:table-cell office:value-type="string">
            <text:p>IN-PERSON </text:p>
          </table:table-cell>
          <table:table-cell office:value-type="string">
            <text:p>DEM</text:p>
          </table:table-cell>
          <table:table-cell office:value-type="float" office:value="94">
            <text:p>94</text:p>
          </table:table-cell>
          <table:table-cell table:number-columns-repeated="3"/>
          <table:table-cell office:value-type="float" office:value="86">
            <text:p>86</text:p>
          </table:table-cell>
          <table:table-cell office:value-type="string">
            <text:p>11/04/2008</text:p>
          </table:table-cell>
          <table:table-cell office:value-type="string">
            <text:p>ABS-1STOP </text:p>
          </table:table-cell>
          <table:table-cell office:value-type="string">
            <text:p>DEM</text:p>
          </table:table-cell>
          <table:table-cell office:value-type="float" office:value="92">
            <text:p>92</text:p>
          </table:table-cell>
          <table:table-cell table:number-columns-repeated="3"/>
          <table:table-cell office:value-type="float" office:value="91">
            <text:p>91</text:p>
          </table:table-cell>
          <table:table-cell table:style-name="ce1" office:value-type="string">
            <text:p>05/06/2008</text:p>
          </table:table-cell>
          <table:table-cell office:value-type="string">
            <text:p>IN-PERSON </text:p>
          </table:table-cell>
          <table:table-cell office:value-type="string">
            <text:p>DEM</text:p>
          </table:table-cell>
          <table:table-cell office:value-type="float" office:value="88">
            <text:p>88</text:p>
          </table:table-cell>
          <table:table-cell table:style-name="ce1" office:value-type="string">
            <text:p>11/06/2007</text:p>
          </table:table-cell>
          <table:table-cell office:value-type="string">
            <text:p>IN-PERSON </text:p>
          </table:table-cell>
          <table:table-cell office:value-type="string">
            <text:p>DEM</text:p>
          </table:table-cell>
          <table:table-cell office:value-type="float" office:value="87">
            <text:p>87</text:p>
          </table:table-cell>
          <table:table-cell table:number-columns-repeated="3"/>
          <table:table-cell office:value-type="float" office:value="84">
            <text:p>84</text:p>
          </table:table-cell>
          <table:table-cell table:style-name="ce1" office:value-type="string">
            <text:p>11/07/2006</text:p>
          </table:table-cell>
          <table:table-cell office:value-type="string">
            <text:p>ABS-1STOP </text:p>
          </table:table-cell>
          <table:table-cell office:value-type="string">
            <text:p>DEM</text:p>
          </table:table-cell>
          <table:table-cell office:value-type="float" office:value="83">
            <text:p>83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3"/>
          <table:table-cell office:value-type="float" office:value="79">
            <text:p>79</text:p>
          </table:table-cell>
          <table:table-cell table:number-columns-repeated="3"/>
          <table:table-cell office:value-type="float" office:value="78">
            <text:p>78</text:p>
          </table:table-cell>
          <table:table-cell table:style-name="ce1" office:value-type="string">
            <text:p>11/02/2004</text:p>
          </table:table-cell>
          <table:table-cell office:value-type="string">
            <text:p>ABSENTEE <text:s/></text:p>
          </table:table-cell>
          <table:table-cell office:value-type="string">
            <text:p>DEM</text:p>
          </table:table-cell>
        </table:table-row>
        <table:table-row table:style-name="ro1">
          <table:table-cell office:value-type="string">
            <text:p>PCT 010</text:p>
          </table:table-cell>
          <table:table-cell office:value-type="string">
            <text:p>REP</text:p>
          </table:table-cell>
          <table:table-cell office:value-type="string">
            <text:p>W <text:s/></text:p>
          </table:table-cell>
          <table:table-cell office:value-type="string">
            <text:p>NL </text:p>
          </table:table-cell>
          <table:table-cell office:value-type="string">
            <text:p>F</text:p>
          </table:table-cell>
          <table:table-cell office:value-type="float" office:value="44">
            <text:p>44</text:p>
          </table:table-cell>
          <table:table-cell office:value-type="float" office:value="10.198837">
            <text:p>10.198837</text:p>
          </table:table-cell>
          <table:table-cell office:value-type="string">
            <text:p>CHRISTINE <text:s text:c="10"/></text:p>
          </table:table-cell>
          <table:table-cell office:value-type="string">
            <text:p>NATALIE <text:s text:c="12"/></text:p>
          </table:table-cell>
          <table:table-cell office:value-type="string">
            <text:p>WILLIAMSON <text:s text:c="14"/></text:p>
          </table:table-cell>
          <table:table-cell office:value-type="string">
            <text:p><text:s text:c="3"/></text:p>
          </table:table-cell>
          <table:table-cell office:value-type="string">
            <text:p>CHRISTINE NATALIE WILLIAMSON </text:p>
          </table:table-cell>
          <table:table-cell office:value-type="string">
            <text:p>705 <text:s/>MCDONALD AVE <text:s/></text:p>
          </table:table-cell>
          <table:table-cell table:number-columns-repeated="3"/>
          <table:table-cell office:value-type="string">
            <text:p>CHARLOTTE NC <text:s/>28203</text:p>
          </table:table-cell>
          <table:table-cell office:value-type="float" office:value="705">
            <text:p>70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 office:value-type="string">
            <text:p>MCDONALD <text:s text:c="21"/></text:p>
          </table:table-cell>
          <table:table-cell office:value-type="string">
            <text:p>AVE </text:p>
          </table:table-cell>
          <table:table-cell table:number-columns-repeated="2" office:value-type="string">
            <text:p><text:s text:c="4"/></text:p>
          </table:table-cell>
          <table:table-cell office:value-type="string">
            <text:p><text:s text:c="7"/></text:p>
          </table:table-cell>
          <table:table-cell office:value-type="string">
            <text:p>CHARLOTTE <text:s text:c="50"/></text:p>
          </table:table-cell>
          <table:table-cell office:value-type="string">
            <text:p>NC</text:p>
          </table:table-cell>
          <table:table-cell office:value-type="float" office:value="28203">
            <text:p>28203</text:p>
          </table:table-cell>
          <table:table-cell office:value-type="string">
            <text:p>2011-06-28 00:00:00</text:p>
          </table:table-cell>
          <table:table-cell office:value-type="float" office:value="1000042519">
            <text:p>1000042519</text:p>
          </table:table-cell>
          <table:table-cell office:value-type="string">
            <text:p>A </text:p>
          </table:table-cell>
          <table:table-cell office:value-type="string">
            <text:p>CHARLOTTE</text:p>
          </table:table-cell>
          <table:table-cell office:value-type="string">
            <text:p>CITY COUNCIL DISTRICT 1</text:p>
          </table:table-cell>
          <table:table-cell office:value-type="string">
            <text:p>CONGRESSIONAL DISTRICT 9</text:p>
          </table:table-cell>
          <table:table-cell office:value-type="string">
            <text:p>JUDICIAL DISTRICT 26B</text:p>
          </table:table-cell>
          <table:table-cell office:value-type="string">
            <text:p>JUDICIAL DISTRICT 26</text:p>
          </table:table-cell>
          <table:table-cell office:value-type="string">
            <text:p>NC SENATE DISTRICT 37</text:p>
          </table:table-cell>
          <table:table-cell office:value-type="string">
            <text:p>NC HOUSE DISTRICT 88</text:p>
          </table:table-cell>
          <table:table-cell office:value-type="string">
            <text:p>BOARD OF COMMISSIONERS DISTRICT 4</text:p>
          </table:table-cell>
          <table:table-cell office:value-type="string">
            <text:p>SCHOOL BOARD DIST 5</text:p>
          </table:table-cell>
          <table:table-cell office:value-type="string">
            <text:p>26TH PROS DIST</text:p>
          </table:table-cell>
          <table:table-cell office:value-type="float" office:value="98">
            <text:p>98</text:p>
          </table:table-cell>
          <table:table-cell office:value-type="string">
            <text:p>11/06/2012</text:p>
          </table:table-cell>
          <table:table-cell office:value-type="string">
            <text:p>ABS-MAIL <text:s/></text:p>
          </table:table-cell>
          <table:table-cell office:value-type="string">
            <text:p>REP</text:p>
          </table:table-cell>
          <table:table-cell office:value-type="float" office:value="102">
            <text:p>102</text:p>
          </table:table-cell>
          <table:table-cell table:number-columns-repeated="3"/>
          <table:table-cell office:value-type="float" office:value="101">
            <text:p>101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  <table:table-cell office:value-type="float" office:value="99">
            <text:p>99</text:p>
          </table:table-cell>
          <table:table-cell table:number-columns-repeated="3"/>
          <table:table-cell office:value-type="float" office:value="93">
            <text:p>93</text:p>
          </table:table-cell>
          <table:table-cell table:number-columns-repeated="3"/>
          <table:table-cell office:value-type="float" office:value="97">
            <text:p>97</text:p>
          </table:table-cell>
          <table:table-cell table:number-columns-repeated="3"/>
          <table:table-cell office:value-type="float" office:value="96">
            <text:p>96</text:p>
          </table:table-cell>
          <table:table-cell table:number-columns-repeated="3"/>
          <table:table-cell office:value-type="float" office:value="95">
            <text:p>95</text:p>
          </table:table-cell>
          <table:table-cell table:number-columns-repeated="3"/>
          <table:table-cell office:value-type="float" office:value="94">
            <text:p>94</text:p>
          </table:table-cell>
          <table:table-cell table:number-columns-repeated="3"/>
          <table:table-cell office:value-type="float" office:value="86">
            <text:p>86</text:p>
          </table:table-cell>
          <table:table-cell table:style-name="Default"/>
          <table:table-cell table:number-columns-repeated="2"/>
          <table:table-cell office:value-type="float" office:value="92">
            <text:p>92</text:p>
          </table:table-cell>
          <table:table-cell table:number-columns-repeated="3"/>
          <table:table-cell office:value-type="float" office:value="91">
            <text:p>91</text:p>
          </table:table-cell>
          <table:table-cell table:number-columns-repeated="3"/>
          <table:table-cell office:value-type="float" office:value="88">
            <text:p>88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3"/>
          <table:table-cell office:value-type="float" office:value="84">
            <text:p>84</text:p>
          </table:table-cell>
          <table:table-cell table:number-columns-repeated="3"/>
          <table:table-cell office:value-type="float" office:value="83">
            <text:p>83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3"/>
          <table:table-cell office:value-type="float" office:value="79">
            <text:p>79</text:p>
          </table:table-cell>
          <table:table-cell table:number-columns-repeated="3"/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PCT 230</text:p>
          </table:table-cell>
          <table:table-cell office:value-type="string">
            <text:p>REP</text:p>
          </table:table-cell>
          <table:table-cell office:value-type="string">
            <text:p>W <text:s/></text:p>
          </table:table-cell>
          <table:table-cell office:value-type="string">
            <text:p>NL </text:p>
          </table:table-cell>
          <table:table-cell office:value-type="string">
            <text:p>F</text:p>
          </table:table-cell>
          <table:table-cell office:value-type="float" office:value="79">
            <text:p>79</text:p>
          </table:table-cell>
          <table:table-cell office:value-type="float" office:value="230.190237">
            <text:p>230.190237</text:p>
          </table:table-cell>
          <table:table-cell office:value-type="string">
            <text:p>EDITH <text:s text:c="14"/></text:p>
          </table:table-cell>
          <table:table-cell office:value-type="string">
            <text:p>M <text:s text:c="18"/></text:p>
          </table:table-cell>
          <table:table-cell office:value-type="string">
            <text:p>DENSON <text:s text:c="18"/></text:p>
          </table:table-cell>
          <table:table-cell office:value-type="string">
            <text:p><text:s text:c="3"/></text:p>
          </table:table-cell>
          <table:table-cell office:value-type="string">
            <text:p>EDITH M DENSON </text:p>
          </table:table-cell>
          <table:table-cell office:value-type="string">
            <text:p>4517 <text:s/>RIVERDALE DR <text:s/></text:p>
          </table:table-cell>
          <table:table-cell table:number-columns-repeated="3"/>
          <table:table-cell office:value-type="string">
            <text:p>CHARLOTTE NC <text:s/>28273</text:p>
          </table:table-cell>
          <table:table-cell office:value-type="float" office:value="4517">
            <text:p>451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 office:value-type="string">
            <text:p>RIVERDALE <text:s text:c="20"/></text:p>
          </table:table-cell>
          <table:table-cell office:value-type="string">
            <text:p>DR <text:s/></text:p>
          </table:table-cell>
          <table:table-cell table:number-columns-repeated="2" office:value-type="string">
            <text:p><text:s text:c="4"/></text:p>
          </table:table-cell>
          <table:table-cell office:value-type="string">
            <text:p><text:s text:c="7"/></text:p>
          </table:table-cell>
          <table:table-cell office:value-type="string">
            <text:p>CHARLOTTE <text:s text:c="50"/></text:p>
          </table:table-cell>
          <table:table-cell office:value-type="string">
            <text:p>NC</text:p>
          </table:table-cell>
          <table:table-cell office:value-type="float" office:value="28273">
            <text:p>28273</text:p>
          </table:table-cell>
          <table:table-cell office:value-type="string">
            <text:p>1956-08-01 00:00:00</text:p>
          </table:table-cell>
          <table:table-cell office:value-type="float" office:value="121364">
            <text:p>121364</text:p>
          </table:table-cell>
          <table:table-cell office:value-type="string">
            <text:p>A </text:p>
          </table:table-cell>
          <table:table-cell office:value-type="string">
            <text:p>CHARLOTTE</text:p>
          </table:table-cell>
          <table:table-cell office:value-type="string">
            <text:p>CITY COUNCIL DISTRICT 3</text:p>
          </table:table-cell>
          <table:table-cell office:value-type="string">
            <text:p>CONGRESSIONAL DISTRICT 9</text:p>
          </table:table-cell>
          <table:table-cell office:value-type="string">
            <text:p>JUDICIAL DISTRICT 26C</text:p>
          </table:table-cell>
          <table:table-cell office:value-type="string">
            <text:p>JUDICIAL DISTRICT 26</text:p>
          </table:table-cell>
          <table:table-cell office:value-type="string">
            <text:p>NC SENATE DISTRICT 37</text:p>
          </table:table-cell>
          <table:table-cell office:value-type="string">
            <text:p>NC HOUSE DISTRICT 102</text:p>
          </table:table-cell>
          <table:table-cell office:value-type="string">
            <text:p>BOARD OF COMMISSIONERS DISTRICT 2</text:p>
          </table:table-cell>
          <table:table-cell office:value-type="string">
            <text:p>SCHOOL BOARD DIST 2</text:p>
          </table:table-cell>
          <table:table-cell office:value-type="string">
            <text:p>26TH PROS DIST</text:p>
          </table:table-cell>
          <table:table-cell office:value-type="float" office:value="98">
            <text:p>98</text:p>
          </table:table-cell>
          <table:table-cell office:value-type="string">
            <text:p>11/06/2012</text:p>
          </table:table-cell>
          <table:table-cell office:value-type="string">
            <text:p>ABS-1STOP </text:p>
          </table:table-cell>
          <table:table-cell office:value-type="string">
            <text:p>REP</text:p>
          </table:table-cell>
          <table:table-cell office:value-type="float" office:value="102">
            <text:p>102</text:p>
          </table:table-cell>
          <table:table-cell table:style-name="ce1" office:value-type="string">
            <text:p>07/17/2012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101">
            <text:p>101</text:p>
          </table:table-cell>
          <table:table-cell table:style-name="ce1" office:value-type="string">
            <text:p>05/08/2012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99">
            <text:p>99</text:p>
          </table:table-cell>
          <table:table-cell table:number-columns-repeated="3"/>
          <table:table-cell office:value-type="float" office:value="93">
            <text:p>93</text:p>
          </table:table-cell>
          <table:table-cell table:style-name="ce1" office:value-type="string">
            <text:p>11/02/2010</text:p>
          </table:table-cell>
          <table:table-cell office:value-type="string">
            <text:p>ABS-1STOP </text:p>
          </table:table-cell>
          <table:table-cell office:value-type="string">
            <text:p>REP</text:p>
          </table:table-cell>
          <table:table-cell office:value-type="float" office:value="97">
            <text:p>97</text:p>
          </table:table-cell>
          <table:table-cell table:number-columns-repeated="3"/>
          <table:table-cell office:value-type="float" office:value="96">
            <text:p>96</text:p>
          </table:table-cell>
          <table:table-cell table:number-columns-repeated="3"/>
          <table:table-cell office:value-type="float" office:value="95">
            <text:p>95</text:p>
          </table:table-cell>
          <table:table-cell table:number-columns-repeated="3"/>
          <table:table-cell office:value-type="float" office:value="94">
            <text:p>94</text:p>
          </table:table-cell>
          <table:table-cell table:number-columns-repeated="3"/>
          <table:table-cell office:value-type="float" office:value="86">
            <text:p>86</text:p>
          </table:table-cell>
          <table:table-cell office:value-type="string">
            <text:p>11/04/2008</text:p>
          </table:table-cell>
          <table:table-cell office:value-type="string">
            <text:p>ABS-1STOP </text:p>
          </table:table-cell>
          <table:table-cell office:value-type="string">
            <text:p>REP</text:p>
          </table:table-cell>
          <table:table-cell office:value-type="float" office:value="92">
            <text:p>92</text:p>
          </table:table-cell>
          <table:table-cell table:number-columns-repeated="3"/>
          <table:table-cell office:value-type="float" office:value="91">
            <text:p>91</text:p>
          </table:table-cell>
          <table:table-cell table:style-name="ce1" office:value-type="string">
            <text:p>05/06/2008</text:p>
          </table:table-cell>
          <table:table-cell office:value-type="string">
            <text:p>ABS-1STOP </text:p>
          </table:table-cell>
          <table:table-cell office:value-type="string">
            <text:p>REP</text:p>
          </table:table-cell>
          <table:table-cell office:value-type="float" office:value="88">
            <text:p>88</text:p>
          </table:table-cell>
          <table:table-cell table:style-name="ce1" office:value-type="string">
            <text:p>11/06/2007</text:p>
          </table:table-cell>
          <table:table-cell office:value-type="string">
            <text:p>ABS-1STOP </text:p>
          </table:table-cell>
          <table:table-cell office:value-type="string">
            <text:p>REP</text:p>
          </table:table-cell>
          <table:table-cell office:value-type="float" office:value="87">
            <text:p>87</text:p>
          </table:table-cell>
          <table:table-cell table:number-columns-repeated="3"/>
          <table:table-cell office:value-type="float" office:value="84">
            <text:p>84</text:p>
          </table:table-cell>
          <table:table-cell table:style-name="ce1" office:value-type="string">
            <text:p>11/07/2006</text:p>
          </table:table-cell>
          <table:table-cell office:value-type="string">
            <text:p>ABS-1STOP </text:p>
          </table:table-cell>
          <table:table-cell office:value-type="string">
            <text:p>REP</text:p>
          </table:table-cell>
          <table:table-cell office:value-type="float" office:value="83">
            <text:p>83</text:p>
          </table:table-cell>
          <table:table-cell table:number-columns-repeated="3"/>
          <table:table-cell office:value-type="float" office:value="80">
            <text:p>80</text:p>
          </table:table-cell>
          <table:table-cell table:style-name="ce1" office:value-type="string">
            <text:p>11/08/2005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79">
            <text:p>79</text:p>
          </table:table-cell>
          <table:table-cell table:number-columns-repeated="3"/>
          <table:table-cell office:value-type="float" office:value="78">
            <text:p>78</text:p>
          </table:table-cell>
          <table:table-cell table:style-name="ce1" office:value-type="string">
            <text:p>11/02/2004</text:p>
          </table:table-cell>
          <table:table-cell office:value-type="string">
            <text:p>ABSENTEE <text:s/></text:p>
          </table:table-cell>
          <table:table-cell office:value-type="string">
            <text:p>REP</text:p>
          </table:table-cell>
        </table:table-row>
        <table:table-row table:style-name="ro1">
          <table:table-cell office:value-type="string">
            <text:p>PCT 037</text:p>
          </table:table-cell>
          <table:table-cell office:value-type="string">
            <text:p>UNA</text:p>
          </table:table-cell>
          <table:table-cell office:value-type="string">
            <text:p>W <text:s/></text:p>
          </table:table-cell>
          <table:table-cell office:value-type="string">
            <text:p>NL </text:p>
          </table:table-cell>
          <table:table-cell office:value-type="string">
            <text:p>M</text:p>
          </table:table-cell>
          <table:table-cell office:value-type="float" office:value="50">
            <text:p>50</text:p>
          </table:table-cell>
          <table:table-cell office:value-type="float" office:value="37.198837">
            <text:p>37.198837</text:p>
          </table:table-cell>
          <table:table-cell office:value-type="string">
            <text:p>WILLIAM <text:s text:c="12"/></text:p>
          </table:table-cell>
          <table:table-cell office:value-type="string">
            <text:p>MICHAEL <text:s text:c="12"/></text:p>
          </table:table-cell>
          <table:table-cell office:value-type="string">
            <text:p>RAPP <text:s text:c="20"/></text:p>
          </table:table-cell>
          <table:table-cell office:value-type="string">
            <text:p><text:s text:c="3"/></text:p>
          </table:table-cell>
          <table:table-cell office:value-type="string">
            <text:p>WILLIAM MICHAEL RAPP </text:p>
          </table:table-cell>
          <table:table-cell office:value-type="string">
            <text:p>5308 <text:s/>WEDGEWOOD DR <text:s/></text:p>
          </table:table-cell>
          <table:table-cell table:number-columns-repeated="3"/>
          <table:table-cell office:value-type="string">
            <text:p>CHARLOTTE NC <text:s/>28210</text:p>
          </table:table-cell>
          <table:table-cell office:value-type="float" office:value="5308">
            <text:p>5308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 office:value-type="string">
            <text:p>WEDGEWOOD <text:s text:c="20"/></text:p>
          </table:table-cell>
          <table:table-cell office:value-type="string">
            <text:p>DR <text:s/></text:p>
          </table:table-cell>
          <table:table-cell table:number-columns-repeated="2" office:value-type="string">
            <text:p><text:s text:c="4"/></text:p>
          </table:table-cell>
          <table:table-cell office:value-type="string">
            <text:p><text:s text:c="7"/></text:p>
          </table:table-cell>
          <table:table-cell office:value-type="string">
            <text:p>CHARLOTTE <text:s text:c="50"/></text:p>
          </table:table-cell>
          <table:table-cell office:value-type="string">
            <text:p>NC</text:p>
          </table:table-cell>
          <table:table-cell office:value-type="float" office:value="28210">
            <text:p>28210</text:p>
          </table:table-cell>
          <table:table-cell office:value-type="string">
            <text:p>2003-08-27 00:00:00</text:p>
          </table:table-cell>
          <table:table-cell office:value-type="float" office:value="1249392">
            <text:p>1249392</text:p>
          </table:table-cell>
          <table:table-cell office:value-type="string">
            <text:p>A </text:p>
          </table:table-cell>
          <table:table-cell office:value-type="string">
            <text:p>CHARLOTTE</text:p>
          </table:table-cell>
          <table:table-cell office:value-type="string">
            <text:p>CITY COUNCIL DISTRICT 6</text:p>
          </table:table-cell>
          <table:table-cell office:value-type="string">
            <text:p>CONGRESSIONAL DISTRICT 9</text:p>
          </table:table-cell>
          <table:table-cell office:value-type="string">
            <text:p>JUDICIAL DISTRICT 26B</text:p>
          </table:table-cell>
          <table:table-cell office:value-type="string">
            <text:p>JUDICIAL DISTRICT 26</text:p>
          </table:table-cell>
          <table:table-cell office:value-type="string">
            <text:p>NC SENATE DISTRICT 37</text:p>
          </table:table-cell>
          <table:table-cell office:value-type="string">
            <text:p>NC HOUSE DISTRICT 88</text:p>
          </table:table-cell>
          <table:table-cell office:value-type="string">
            <text:p>BOARD OF COMMISSIONERS DISTRICT 5</text:p>
          </table:table-cell>
          <table:table-cell office:value-type="string">
            <text:p>SCHOOL BOARD DIST 5</text:p>
          </table:table-cell>
          <table:table-cell office:value-type="string">
            <text:p>26TH PROS DIST</text:p>
          </table:table-cell>
          <table:table-cell office:value-type="float" office:value="98">
            <text:p>98</text:p>
          </table:table-cell>
          <table:table-cell office:value-type="string">
            <text:p>11/06/2012</text:p>
          </table:table-cell>
          <table:table-cell office:value-type="string">
            <text:p>ABS-1STOP </text:p>
          </table:table-cell>
          <table:table-cell office:value-type="string">
            <text:p>UNA</text:p>
          </table:table-cell>
          <table:table-cell office:value-type="float" office:value="102">
            <text:p>102</text:p>
          </table:table-cell>
          <table:table-cell table:style-name="ce1" office:value-type="string">
            <text:p>07/17/2012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101">
            <text:p>101</text:p>
          </table:table-cell>
          <table:table-cell table:style-name="ce1" office:value-type="string">
            <text:p>05/08/2012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100">
            <text:p>100</text:p>
          </table:table-cell>
          <table:table-cell table:style-name="ce1" office:value-type="string">
            <text:p>11/08/2011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99">
            <text:p>99</text:p>
          </table:table-cell>
          <table:table-cell table:number-columns-repeated="3"/>
          <table:table-cell office:value-type="float" office:value="93">
            <text:p>93</text:p>
          </table:table-cell>
          <table:table-cell table:style-name="ce1" office:value-type="string">
            <text:p>11/02/2010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97">
            <text:p>97</text:p>
          </table:table-cell>
          <table:table-cell table:number-columns-repeated="3"/>
          <table:table-cell office:value-type="float" office:value="96">
            <text:p>96</text:p>
          </table:table-cell>
          <table:table-cell table:style-name="ce1" office:value-type="string">
            <text:p>05/04/2010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95">
            <text:p>95</text:p>
          </table:table-cell>
          <table:table-cell table:style-name="ce1" office:value-type="string">
            <text:p>11/03/2009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94">
            <text:p>94</text:p>
          </table:table-cell>
          <table:table-cell table:style-name="ce1" office:value-type="string">
            <text:p>09/15/2009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86">
            <text:p>86</text:p>
          </table:table-cell>
          <table:table-cell office:value-type="string">
            <text:p>11/04/2008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92">
            <text:p>92</text:p>
          </table:table-cell>
          <table:table-cell table:number-columns-repeated="3"/>
          <table:table-cell office:value-type="float" office:value="91">
            <text:p>91</text:p>
          </table:table-cell>
          <table:table-cell table:style-name="ce1" office:value-type="string">
            <text:p>05/06/2008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88">
            <text:p>88</text:p>
          </table:table-cell>
          <table:table-cell table:style-name="ce1" office:value-type="string">
            <text:p>11/06/2007</text:p>
          </table:table-cell>
          <table:table-cell office:value-type="string">
            <text:p>ABS-1STOP </text:p>
          </table:table-cell>
          <table:table-cell office:value-type="string">
            <text:p>REP</text:p>
          </table:table-cell>
          <table:table-cell office:value-type="float" office:value="87">
            <text:p>87</text:p>
          </table:table-cell>
          <table:table-cell table:number-columns-repeated="3"/>
          <table:table-cell office:value-type="float" office:value="84">
            <text:p>84</text:p>
          </table:table-cell>
          <table:table-cell table:style-name="ce1" office:value-type="string">
            <text:p>11/07/2006</text:p>
          </table:table-cell>
          <table:table-cell office:value-type="string">
            <text:p>ABS-1STOP </text:p>
          </table:table-cell>
          <table:table-cell office:value-type="string">
            <text:p>REP</text:p>
          </table:table-cell>
          <table:table-cell office:value-type="float" office:value="83">
            <text:p>83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3"/>
          <table:table-cell office:value-type="float" office:value="79">
            <text:p>79</text:p>
          </table:table-cell>
          <table:table-cell table:number-columns-repeated="3"/>
          <table:table-cell office:value-type="float" office:value="78">
            <text:p>78</text:p>
          </table:table-cell>
          <table:table-cell table:style-name="ce1" office:value-type="string">
            <text:p>11/02/2004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</table:table-row>
        <table:table-row table:style-name="ro1">
          <table:table-cell office:value-type="string">
            <text:p>PCT 226</text:p>
          </table:table-cell>
          <table:table-cell office:value-type="string">
            <text:p>REP</text:p>
          </table:table-cell>
          <table:table-cell office:value-type="string">
            <text:p>W <text:s/></text:p>
          </table:table-cell>
          <table:table-cell office:value-type="string">
            <text:p>NL </text:p>
          </table:table-cell>
          <table:table-cell office:value-type="string">
            <text:p>M</text:p>
          </table:table-cell>
          <table:table-cell office:value-type="float" office:value="48">
            <text:p>48</text:p>
          </table:table-cell>
          <table:table-cell office:value-type="float" office:value="226.198839">
            <text:p>226.198839</text:p>
          </table:table-cell>
          <table:table-cell office:value-type="string">
            <text:p>JONATHAN <text:s text:c="11"/></text:p>
          </table:table-cell>
          <table:table-cell office:value-type="string">
            <text:p>A <text:s text:c="18"/></text:p>
          </table:table-cell>
          <table:table-cell office:value-type="string">
            <text:p>HARRY <text:s text:c="19"/></text:p>
          </table:table-cell>
          <table:table-cell office:value-type="string">
            <text:p><text:s text:c="3"/></text:p>
          </table:table-cell>
          <table:table-cell office:value-type="string">
            <text:p>JONATHAN A HARRY </text:p>
          </table:table-cell>
          <table:table-cell office:value-type="string">
            <text:p>7107 <text:s/>BEVINGTON WOODS LN <text:s/></text:p>
          </table:table-cell>
          <table:table-cell table:number-columns-repeated="3"/>
          <table:table-cell office:value-type="string">
            <text:p>CHARLOTTE NC <text:s/>28277</text:p>
          </table:table-cell>
          <table:table-cell office:value-type="float" office:value="7107">
            <text:p>7107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 office:value-type="string">
            <text:p>BEVINGTON WOODS <text:s text:c="14"/></text:p>
          </table:table-cell>
          <table:table-cell office:value-type="string">
            <text:p>LN <text:s/></text:p>
          </table:table-cell>
          <table:table-cell table:number-columns-repeated="2" office:value-type="string">
            <text:p><text:s text:c="4"/></text:p>
          </table:table-cell>
          <table:table-cell office:value-type="string">
            <text:p><text:s text:c="7"/></text:p>
          </table:table-cell>
          <table:table-cell office:value-type="string">
            <text:p>CHARLOTTE <text:s text:c="50"/></text:p>
          </table:table-cell>
          <table:table-cell office:value-type="string">
            <text:p>NC</text:p>
          </table:table-cell>
          <table:table-cell office:value-type="float" office:value="28277">
            <text:p>28277</text:p>
          </table:table-cell>
          <table:table-cell office:value-type="string">
            <text:p>1988-10-01 00:00:00</text:p>
          </table:table-cell>
          <table:table-cell office:value-type="float" office:value="702479">
            <text:p>702479</text:p>
          </table:table-cell>
          <table:table-cell office:value-type="string">
            <text:p>A </text:p>
          </table:table-cell>
          <table:table-cell office:value-type="string">
            <text:p>CHARLOTTE</text:p>
          </table:table-cell>
          <table:table-cell office:value-type="string">
            <text:p>CITY COUNCIL DISTRICT 7</text:p>
          </table:table-cell>
          <table:table-cell office:value-type="string">
            <text:p>CONGRESSIONAL DISTRICT 9</text:p>
          </table:table-cell>
          <table:table-cell office:value-type="string">
            <text:p>JUDICIAL DISTRICT 26C</text:p>
          </table:table-cell>
          <table:table-cell office:value-type="string">
            <text:p>JUDICIAL DISTRICT 26</text:p>
          </table:table-cell>
          <table:table-cell office:value-type="string">
            <text:p>NC SENATE DISTRICT 39</text:p>
          </table:table-cell>
          <table:table-cell office:value-type="string">
            <text:p>NC HOUSE DISTRICT 88</text:p>
          </table:table-cell>
          <table:table-cell office:value-type="string">
            <text:p>BOARD OF COMMISSIONERS DISTRICT 5</text:p>
          </table:table-cell>
          <table:table-cell office:value-type="string">
            <text:p>SCHOOL BOARD DIST 6</text:p>
          </table:table-cell>
          <table:table-cell office:value-type="string">
            <text:p>26TH PROS DIST</text:p>
          </table:table-cell>
          <table:table-cell office:value-type="float" office:value="98">
            <text:p>98</text:p>
          </table:table-cell>
          <table:table-cell office:value-type="string">
            <text:p>11/06/2012</text:p>
          </table:table-cell>
          <table:table-cell office:value-type="string">
            <text:p>IN-PERSON </text:p>
          </table:table-cell>
          <table:table-cell office:value-type="string">
            <text:p>REP</text:p>
          </table:table-cell>
          <table:table-cell office:value-type="float" office:value="102">
            <text:p>102</text:p>
          </table:table-cell>
          <table:table-cell table:number-columns-repeated="3"/>
          <table:table-cell office:value-type="float" office:value="101">
            <text:p>101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  <table:table-cell office:value-type="float" office:value="99">
            <text:p>99</text:p>
          </table:table-cell>
          <table:table-cell table:number-columns-repeated="3"/>
          <table:table-cell office:value-type="float" office:value="93">
            <text:p>93</text:p>
          </table:table-cell>
          <table:table-cell table:number-columns-repeated="3"/>
          <table:table-cell office:value-type="float" office:value="97">
            <text:p>97</text:p>
          </table:table-cell>
          <table:table-cell table:number-columns-repeated="3"/>
          <table:table-cell office:value-type="float" office:value="96">
            <text:p>96</text:p>
          </table:table-cell>
          <table:table-cell table:number-columns-repeated="3"/>
          <table:table-cell office:value-type="float" office:value="95">
            <text:p>95</text:p>
          </table:table-cell>
          <table:table-cell table:number-columns-repeated="3"/>
          <table:table-cell office:value-type="float" office:value="94">
            <text:p>94</text:p>
          </table:table-cell>
          <table:table-cell table:number-columns-repeated="3"/>
          <table:table-cell office:value-type="float" office:value="86">
            <text:p>86</text:p>
          </table:table-cell>
          <table:table-cell table:style-name="Default"/>
          <table:table-cell table:number-columns-repeated="2"/>
          <table:table-cell office:value-type="float" office:value="92">
            <text:p>92</text:p>
          </table:table-cell>
          <table:table-cell table:number-columns-repeated="3"/>
          <table:table-cell office:value-type="float" office:value="91">
            <text:p>91</text:p>
          </table:table-cell>
          <table:table-cell table:number-columns-repeated="3"/>
          <table:table-cell office:value-type="float" office:value="88">
            <text:p>88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3"/>
          <table:table-cell office:value-type="float" office:value="84">
            <text:p>84</text:p>
          </table:table-cell>
          <table:table-cell table:number-columns-repeated="3"/>
          <table:table-cell office:value-type="float" office:value="83">
            <text:p>83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3"/>
          <table:table-cell office:value-type="float" office:value="79">
            <text:p>79</text:p>
          </table:table-cell>
          <table:table-cell table:number-columns-repeated="3"/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PCT 217</text:p>
          </table:table-cell>
          <table:table-cell office:value-type="string">
            <text:p>DEM</text:p>
          </table:table-cell>
          <table:table-cell office:value-type="string">
            <text:p>B <text:s/></text:p>
          </table:table-cell>
          <table:table-cell office:value-type="string">
            <text:p>NL </text:p>
          </table:table-cell>
          <table:table-cell office:value-type="string">
            <text:p>F</text:p>
          </table:table-cell>
          <table:table-cell office:value-type="float" office:value="48">
            <text:p>48</text:p>
          </table:table-cell>
          <table:table-cell office:value-type="float" office:value="217.690341">
            <text:p>217.690341</text:p>
          </table:table-cell>
          <table:table-cell office:value-type="string">
            <text:p>MALICA <text:s text:c="13"/></text:p>
          </table:table-cell>
          <table:table-cell office:value-type="string">
            <text:p>GAIL <text:s text:c="15"/></text:p>
          </table:table-cell>
          <table:table-cell office:value-type="string">
            <text:p>MOORE <text:s text:c="19"/></text:p>
          </table:table-cell>
          <table:table-cell office:value-type="string">
            <text:p><text:s text:c="3"/></text:p>
          </table:table-cell>
          <table:table-cell office:value-type="string">
            <text:p>MALICA GAIL MOORE </text:p>
          </table:table-cell>
          <table:table-cell office:value-type="string">
            <text:p>322 W JOHN ST <text:s/></text:p>
          </table:table-cell>
          <table:table-cell table:number-columns-repeated="3"/>
          <table:table-cell office:value-type="string">
            <text:p>MATTHEWS NC <text:s/>28105</text:p>
          </table:table-cell>
          <table:table-cell office:value-type="float" office:value="322">
            <text:p>322</text:p>
          </table:table-cell>
          <table:table-cell office:value-type="string">
            <text:p><text:s/></text:p>
          </table:table-cell>
          <table:table-cell office:value-type="string">
            <text:p>W </text:p>
          </table:table-cell>
          <table:table-cell office:value-type="string">
            <text:p>JOHN <text:s text:c="25"/></text:p>
          </table:table-cell>
          <table:table-cell office:value-type="string">
            <text:p>ST <text:s/></text:p>
          </table:table-cell>
          <table:table-cell table:number-columns-repeated="2" office:value-type="string">
            <text:p><text:s text:c="4"/></text:p>
          </table:table-cell>
          <table:table-cell office:value-type="string">
            <text:p><text:s text:c="7"/></text:p>
          </table:table-cell>
          <table:table-cell office:value-type="string">
            <text:p>MATTHEWS <text:s text:c="51"/></text:p>
          </table:table-cell>
          <table:table-cell office:value-type="string">
            <text:p>NC</text:p>
          </table:table-cell>
          <table:table-cell office:value-type="float" office:value="28105">
            <text:p>28105</text:p>
          </table:table-cell>
          <table:table-cell office:value-type="string">
            <text:p>2011-09-01 00:00:00</text:p>
          </table:table-cell>
          <table:table-cell office:value-type="float" office:value="1000049168">
            <text:p>1000049168</text:p>
          </table:table-cell>
          <table:table-cell office:value-type="string">
            <text:p>I </text:p>
          </table:table-cell>
          <table:table-cell office:value-type="string">
            <text:p>MATTHEWS</text:p>
          </table:table-cell>
          <table:table-cell/>
          <table:table-cell office:value-type="string">
            <text:p>CONGRESSIONAL DISTRICT 9</text:p>
          </table:table-cell>
          <table:table-cell office:value-type="string">
            <text:p>JUDICIAL DISTRICT 26C</text:p>
          </table:table-cell>
          <table:table-cell office:value-type="string">
            <text:p>JUDICIAL DISTRICT 26</text:p>
          </table:table-cell>
          <table:table-cell office:value-type="string">
            <text:p>NC SENATE DISTRICT 41</text:p>
          </table:table-cell>
          <table:table-cell office:value-type="string">
            <text:p>NC HOUSE DISTRICT 103</text:p>
          </table:table-cell>
          <table:table-cell office:value-type="string">
            <text:p>BOARD OF COMMISSIONERS DISTRICT 6</text:p>
          </table:table-cell>
          <table:table-cell office:value-type="string">
            <text:p>SCHOOL BOARD DIST 6</text:p>
          </table:table-cell>
          <table:table-cell office:value-type="string">
            <text:p>26TH PROS DIST</text:p>
          </table:table-cell>
          <table:table-cell office:value-type="float" office:value="98">
            <text:p>98</text:p>
          </table:table-cell>
          <table:table-cell office:value-type="string">
            <text:p>11/06/2012</text:p>
          </table:table-cell>
          <table:table-cell office:value-type="string">
            <text:p>IN-PERSON </text:p>
          </table:table-cell>
          <table:table-cell office:value-type="string">
            <text:p>DEM</text:p>
          </table:table-cell>
          <table:table-cell office:value-type="float" office:value="102">
            <text:p>102</text:p>
          </table:table-cell>
          <table:table-cell table:number-columns-repeated="3"/>
          <table:table-cell office:value-type="float" office:value="101">
            <text:p>101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  <table:table-cell office:value-type="float" office:value="99">
            <text:p>99</text:p>
          </table:table-cell>
          <table:table-cell table:number-columns-repeated="3"/>
          <table:table-cell office:value-type="float" office:value="93">
            <text:p>93</text:p>
          </table:table-cell>
          <table:table-cell table:number-columns-repeated="3"/>
          <table:table-cell office:value-type="float" office:value="97">
            <text:p>97</text:p>
          </table:table-cell>
          <table:table-cell table:number-columns-repeated="3"/>
          <table:table-cell office:value-type="float" office:value="96">
            <text:p>96</text:p>
          </table:table-cell>
          <table:table-cell table:number-columns-repeated="3"/>
          <table:table-cell office:value-type="float" office:value="95">
            <text:p>95</text:p>
          </table:table-cell>
          <table:table-cell table:number-columns-repeated="3"/>
          <table:table-cell office:value-type="float" office:value="94">
            <text:p>94</text:p>
          </table:table-cell>
          <table:table-cell table:number-columns-repeated="3"/>
          <table:table-cell office:value-type="float" office:value="86">
            <text:p>86</text:p>
          </table:table-cell>
          <table:table-cell table:style-name="Default"/>
          <table:table-cell table:number-columns-repeated="2"/>
          <table:table-cell office:value-type="float" office:value="92">
            <text:p>92</text:p>
          </table:table-cell>
          <table:table-cell table:number-columns-repeated="3"/>
          <table:table-cell office:value-type="float" office:value="91">
            <text:p>91</text:p>
          </table:table-cell>
          <table:table-cell table:number-columns-repeated="3"/>
          <table:table-cell office:value-type="float" office:value="88">
            <text:p>88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3"/>
          <table:table-cell office:value-type="float" office:value="84">
            <text:p>84</text:p>
          </table:table-cell>
          <table:table-cell table:number-columns-repeated="3"/>
          <table:table-cell office:value-type="float" office:value="83">
            <text:p>83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3"/>
          <table:table-cell office:value-type="float" office:value="79">
            <text:p>79</text:p>
          </table:table-cell>
          <table:table-cell table:number-columns-repeated="3"/>
          <table:table-cell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PCT 143</text:p>
          </table:table-cell>
          <table:table-cell office:value-type="string">
            <text:p>DEM</text:p>
          </table:table-cell>
          <table:table-cell office:value-type="string">
            <text:p>W <text:s/></text:p>
          </table:table-cell>
          <table:table-cell office:value-type="string">
            <text:p>NL </text:p>
          </table:table-cell>
          <table:table-cell office:value-type="string">
            <text:p>F</text:p>
          </table:table-cell>
          <table:table-cell office:value-type="float" office:value="32">
            <text:p>32</text:p>
          </table:table-cell>
          <table:table-cell office:value-type="float" office:value="143.599241">
            <text:p>143.599241</text:p>
          </table:table-cell>
          <table:table-cell office:value-type="string">
            <text:p>MEGAN <text:s text:c="14"/></text:p>
          </table:table-cell>
          <table:table-cell office:value-type="string">
            <text:p>GREEN <text:s text:c="14"/></text:p>
          </table:table-cell>
          <table:table-cell office:value-type="string">
            <text:p>WALKER <text:s text:c="18"/></text:p>
          </table:table-cell>
          <table:table-cell office:value-type="string">
            <text:p><text:s text:c="3"/></text:p>
          </table:table-cell>
          <table:table-cell office:value-type="string">
            <text:p>MEGAN GREEN WALKER </text:p>
          </table:table-cell>
          <table:table-cell office:value-type="string">
            <text:p>9025 <text:s/>MCDIARMID LN <text:s/></text:p>
          </table:table-cell>
          <table:table-cell table:number-columns-repeated="3"/>
          <table:table-cell office:value-type="string">
            <text:p>HUNTERSVILLE NC <text:s/>28078</text:p>
          </table:table-cell>
          <table:table-cell office:value-type="float" office:value="9025">
            <text:p>9025</text:p>
          </table:table-cell>
          <table:table-cell office:value-type="string">
            <text:p><text:s/></text:p>
          </table:table-cell>
          <table:table-cell office:value-type="string">
            <text:p><text:s text:c="2"/></text:p>
          </table:table-cell>
          <table:table-cell office:value-type="string">
            <text:p>MCDIARMID <text:s text:c="20"/></text:p>
          </table:table-cell>
          <table:table-cell office:value-type="string">
            <text:p>LN <text:s/></text:p>
          </table:table-cell>
          <table:table-cell table:number-columns-repeated="2" office:value-type="string">
            <text:p><text:s text:c="4"/></text:p>
          </table:table-cell>
          <table:table-cell office:value-type="string">
            <text:p><text:s text:c="7"/></text:p>
          </table:table-cell>
          <table:table-cell office:value-type="string">
            <text:p>HUNTERSVILLE <text:s text:c="47"/></text:p>
          </table:table-cell>
          <table:table-cell office:value-type="string">
            <text:p>NC</text:p>
          </table:table-cell>
          <table:table-cell office:value-type="float" office:value="28078">
            <text:p>28078</text:p>
          </table:table-cell>
          <table:table-cell office:value-type="string">
            <text:p>2007-12-14 00:00:00</text:p>
          </table:table-cell>
          <table:table-cell office:value-type="float" office:value="999862533">
            <text:p>999862533</text:p>
          </table:table-cell>
          <table:table-cell office:value-type="string">
            <text:p>A </text:p>
          </table:table-cell>
          <table:table-cell office:value-type="string">
            <text:p>HUNTERSVILLE</text:p>
          </table:table-cell>
          <table:table-cell/>
          <table:table-cell office:value-type="string">
            <text:p>CONGRESSIONAL DISTRICT 9</text:p>
          </table:table-cell>
          <table:table-cell office:value-type="string">
            <text:p>JUDICIAL DISTRICT 26C</text:p>
          </table:table-cell>
          <table:table-cell office:value-type="string">
            <text:p>JUDICIAL DISTRICT 26</text:p>
          </table:table-cell>
          <table:table-cell office:value-type="string">
            <text:p>NC SENATE DISTRICT 41</text:p>
          </table:table-cell>
          <table:table-cell office:value-type="string">
            <text:p>NC HOUSE DISTRICT 92</text:p>
          </table:table-cell>
          <table:table-cell office:value-type="string">
            <text:p>BOARD OF COMMISSIONERS DISTRICT 1</text:p>
          </table:table-cell>
          <table:table-cell office:value-type="string">
            <text:p>SCHOOL BOARD DIST 1</text:p>
          </table:table-cell>
          <table:table-cell office:value-type="string">
            <text:p>26TH PROS DIST</text:p>
          </table:table-cell>
          <table:table-cell office:value-type="float" office:value="98">
            <text:p>98</text:p>
          </table:table-cell>
          <table:table-cell office:value-type="string">
            <text:p>11/06/2012</text:p>
          </table:table-cell>
          <table:table-cell office:value-type="string">
            <text:p>IN-PERSON </text:p>
          </table:table-cell>
          <table:table-cell office:value-type="string">
            <text:p>DEM</text:p>
          </table:table-cell>
          <table:table-cell office:value-type="float" office:value="102">
            <text:p>102</text:p>
          </table:table-cell>
          <table:table-cell table:number-columns-repeated="3"/>
          <table:table-cell office:value-type="float" office:value="101">
            <text:p>101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  <table:table-cell office:value-type="float" office:value="99">
            <text:p>99</text:p>
          </table:table-cell>
          <table:table-cell table:number-columns-repeated="3"/>
          <table:table-cell office:value-type="float" office:value="93">
            <text:p>93</text:p>
          </table:table-cell>
          <table:table-cell table:number-columns-repeated="3"/>
          <table:table-cell office:value-type="float" office:value="97">
            <text:p>97</text:p>
          </table:table-cell>
          <table:table-cell table:number-columns-repeated="3"/>
          <table:table-cell office:value-type="float" office:value="96">
            <text:p>96</text:p>
          </table:table-cell>
          <table:table-cell table:number-columns-repeated="3"/>
          <table:table-cell office:value-type="float" office:value="95">
            <text:p>95</text:p>
          </table:table-cell>
          <table:table-cell table:number-columns-repeated="3"/>
          <table:table-cell office:value-type="float" office:value="94">
            <text:p>94</text:p>
          </table:table-cell>
          <table:table-cell table:number-columns-repeated="3"/>
          <table:table-cell office:value-type="float" office:value="86">
            <text:p>86</text:p>
          </table:table-cell>
          <table:table-cell office:value-type="string">
            <text:p>11/04/2008</text:p>
          </table:table-cell>
          <table:table-cell office:value-type="string">
            <text:p>IN-PERSON </text:p>
          </table:table-cell>
          <table:table-cell office:value-type="string">
            <text:p>DEM</text:p>
          </table:table-cell>
          <table:table-cell office:value-type="float" office:value="92">
            <text:p>92</text:p>
          </table:table-cell>
          <table:table-cell table:number-columns-repeated="3"/>
          <table:table-cell office:value-type="float" office:value="91">
            <text:p>91</text:p>
          </table:table-cell>
          <table:table-cell table:number-columns-repeated="3"/>
          <table:table-cell office:value-type="float" office:value="88">
            <text:p>88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3"/>
          <table:table-cell office:value-type="float" office:value="84">
            <text:p>84</text:p>
          </table:table-cell>
          <table:table-cell table:number-columns-repeated="3"/>
          <table:table-cell office:value-type="float" office:value="83">
            <text:p>83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3"/>
          <table:table-cell office:value-type="float" office:value="79">
            <text:p>79</text:p>
          </table:table-cell>
          <table:table-cell table:number-columns-repeated="3"/>
          <table:table-cell office:value-type="float" office:value="78">
            <text:p>7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1" meta:cell-count="1128" meta:object-count="0"/>
  </office:meta>
</office:document-meta>
</file>